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float" office:value="529.897603548479" calcext:value-type="float">
            <text:p>529.8976035485</text:p>
          </table:table-cell>
          <table:table-cell office:value-type="float" office:value="554.947670955115" calcext:value-type="float">
            <text:p>554.9476709551</text:p>
          </table:table-cell>
          <table:table-cell office:value-type="float" office:value="532.48838948878" calcext:value-type="float">
            <text:p>532.4883894888</text:p>
          </table:table-cell>
          <table:table-cell office:value-type="float" office:value="531.841399047053" calcext:value-type="float">
            <text:p>531.8413990471</text:p>
          </table:table-cell>
          <table:table-cell office:value-type="float" office:value="525.791996696343" calcext:value-type="float">
            <text:p>525.7919966963</text:p>
          </table:table-cell>
          <table:table-cell office:value-type="float" office:value="541.655335634041" calcext:value-type="float">
            <text:p>541.655335634</text:p>
          </table:table-cell>
          <table:table-cell office:value-type="float" office:value="533.268634458041" calcext:value-type="float">
            <text:p>533.268634458</text:p>
          </table:table-cell>
          <table:table-cell office:value-type="float" office:value="530.312596546183" calcext:value-type="float">
            <text:p>530.3125965462</text:p>
          </table:table-cell>
          <table:table-cell office:value-type="float" office:value="540.898876586771" calcext:value-type="float">
            <text:p>540.8988765868</text:p>
          </table:table-cell>
          <table:table-cell office:value-type="float" office:value="534.806465406589" calcext:value-type="float">
            <text:p>534.8064654066</text:p>
          </table:table-cell>
          <table:table-cell office:value-type="float" office:value="536.067503736685" calcext:value-type="float">
            <text:p>536.0675037367</text:p>
          </table:table-cell>
          <table:table-cell office:value-type="float" office:value="541.152740567803" calcext:value-type="float">
            <text:p>541.1527405678</text:p>
          </table:table-cell>
          <table:table-cell office:value-type="float" office:value="530.990216941367" calcext:value-type="float">
            <text:p>530.9902169414</text:p>
          </table:table-cell>
          <table:table-cell office:value-type="float" office:value="534.943298207368" calcext:value-type="float">
            <text:p>534.9432982074</text:p>
          </table:table-cell>
          <table:table-cell office:value-type="float" office:value="527.629272548555" calcext:value-type="float">
            <text:p>527.6292725486</text:p>
          </table:table-cell>
          <table:table-cell office:value-type="float" office:value="533.259249852721" calcext:value-type="float">
            <text:p>533.2592498527</text:p>
          </table:table-cell>
          <table:table-cell office:value-type="float" office:value="533.90279015276" calcext:value-type="float">
            <text:p>533.9027901528</text:p>
          </table:table-cell>
          <table:table-cell office:value-type="float" office:value="532.278043479954" calcext:value-type="float">
            <text:p>532.27804348</text:p>
          </table:table-cell>
          <table:table-cell office:value-type="float" office:value="541.025670770498" calcext:value-type="float">
            <text:p>541.0256707705</text:p>
          </table:table-cell>
          <table:table-cell office:value-type="float" office:value="529.897603548479" calcext:value-type="float">
            <text:p>529.8976035485</text:p>
          </table:table-cell>
          <table:table-cell table:number-columns-repeated="2"/>
        </table:table-row>
        <table:table-row table:style-name="ro1">
          <table:table-cell office:value-type="float" office:value="530.161067607254" calcext:value-type="float">
            <text:p>530.1610676073</text:p>
          </table:table-cell>
          <table:table-cell office:value-type="float" office:value="561.153166961203" calcext:value-type="float">
            <text:p>561.1531669612</text:p>
          </table:table-cell>
          <table:table-cell office:value-type="float" office:value="552.734769607241" calcext:value-type="float">
            <text:p>552.7347696072</text:p>
          </table:table-cell>
          <table:table-cell office:value-type="float" office:value="534.07632105235" calcext:value-type="float">
            <text:p>534.0763210524</text:p>
          </table:table-cell>
          <table:table-cell office:value-type="float" office:value="540.342074526315" calcext:value-type="float">
            <text:p>540.3420745263</text:p>
          </table:table-cell>
          <table:table-cell office:value-type="float" office:value="545.942462209349" calcext:value-type="float">
            <text:p>545.9424622093</text:p>
          </table:table-cell>
          <table:table-cell office:value-type="float" office:value="550.253743483294" calcext:value-type="float">
            <text:p>550.2537434833</text:p>
          </table:table-cell>
          <table:table-cell office:value-type="float" office:value="548.159487033477" calcext:value-type="float">
            <text:p>548.1594870335</text:p>
          </table:table-cell>
          <table:table-cell office:value-type="float" office:value="557.665301444292" calcext:value-type="float">
            <text:p>557.6653014443</text:p>
          </table:table-cell>
          <table:table-cell office:value-type="float" office:value="529.836918566644" calcext:value-type="float">
            <text:p>529.8369185666</text:p>
          </table:table-cell>
          <table:table-cell office:value-type="float" office:value="525.78893982886" calcext:value-type="float">
            <text:p>525.7889398289</text:p>
          </table:table-cell>
          <table:table-cell office:value-type="float" office:value="542.488530118382" calcext:value-type="float">
            <text:p>542.4885301184</text:p>
          </table:table-cell>
          <table:table-cell office:value-type="float" office:value="544.056776892664" calcext:value-type="float">
            <text:p>544.0567768927</text:p>
          </table:table-cell>
          <table:table-cell office:value-type="float" office:value="549.412508692684" calcext:value-type="float">
            <text:p>549.4125086927</text:p>
          </table:table-cell>
          <table:table-cell office:value-type="float" office:value="536.763498269381" calcext:value-type="float">
            <text:p>536.7634982694</text:p>
          </table:table-cell>
          <table:table-cell office:value-type="float" office:value="540.969000677804" calcext:value-type="float">
            <text:p>540.9690006778</text:p>
          </table:table-cell>
          <table:table-cell office:value-type="float" office:value="553.958196223789" calcext:value-type="float">
            <text:p>553.9581962238</text:p>
          </table:table-cell>
          <table:table-cell office:value-type="float" office:value="552.205696271292" calcext:value-type="float">
            <text:p>552.2056962713</text:p>
          </table:table-cell>
          <table:table-cell office:value-type="float" office:value="540.536580785103" calcext:value-type="float">
            <text:p>540.5365807851</text:p>
          </table:table-cell>
          <table:table-cell office:value-type="float" office:value="530.161067607254" calcext:value-type="float">
            <text:p>530.1610676073</text:p>
          </table:table-cell>
          <table:table-cell table:number-columns-repeated="2"/>
        </table:table-row>
        <table:table-row table:style-name="ro1">
          <table:table-cell office:value-type="float" office:value="532.653156210747" calcext:value-type="float">
            <text:p>532.6531562107</text:p>
          </table:table-cell>
          <table:table-cell office:value-type="float" office:value="562.732382236513" calcext:value-type="float">
            <text:p>562.7323822365</text:p>
          </table:table-cell>
          <table:table-cell office:value-type="float" office:value="556.035790894319" calcext:value-type="float">
            <text:p>556.0357908943</text:p>
          </table:table-cell>
          <table:table-cell office:value-type="float" office:value="533.846563111194" calcext:value-type="float">
            <text:p>533.8465631112</text:p>
          </table:table-cell>
          <table:table-cell office:value-type="float" office:value="546.964342678314" calcext:value-type="float">
            <text:p>546.9643426783</text:p>
          </table:table-cell>
          <table:table-cell office:value-type="float" office:value="560.369746803128" calcext:value-type="float">
            <text:p>560.3697468031</text:p>
          </table:table-cell>
          <table:table-cell office:value-type="float" office:value="547.700668745256" calcext:value-type="float">
            <text:p>547.7006687453</text:p>
          </table:table-cell>
          <table:table-cell office:value-type="float" office:value="553.06361415827" calcext:value-type="float">
            <text:p>553.0636141583</text:p>
          </table:table-cell>
          <table:table-cell office:value-type="float" office:value="564.460424693975" calcext:value-type="float">
            <text:p>564.460424694</text:p>
          </table:table-cell>
          <table:table-cell office:value-type="float" office:value="533.066762675484" calcext:value-type="float">
            <text:p>533.0667626755</text:p>
          </table:table-cell>
          <table:table-cell office:value-type="float" office:value="527.868132474805" calcext:value-type="float">
            <text:p>527.8681324748</text:p>
          </table:table-cell>
          <table:table-cell office:value-type="float" office:value="552.348876380754" calcext:value-type="float">
            <text:p>552.3488763808</text:p>
          </table:table-cell>
          <table:table-cell office:value-type="float" office:value="550.268668234295" calcext:value-type="float">
            <text:p>550.2686682343</text:p>
          </table:table-cell>
          <table:table-cell office:value-type="float" office:value="550.477381565115" calcext:value-type="float">
            <text:p>550.4773815651</text:p>
          </table:table-cell>
          <table:table-cell office:value-type="float" office:value="538.890566480401" calcext:value-type="float">
            <text:p>538.8905664804</text:p>
          </table:table-cell>
          <table:table-cell office:value-type="float" office:value="540.863496888781" calcext:value-type="float">
            <text:p>540.8634968888</text:p>
          </table:table-cell>
          <table:table-cell office:value-type="float" office:value="556.576139138713" calcext:value-type="float">
            <text:p>556.5761391387</text:p>
          </table:table-cell>
          <table:table-cell office:value-type="float" office:value="561.440148833176" calcext:value-type="float">
            <text:p>561.4401488332</text:p>
          </table:table-cell>
          <table:table-cell office:value-type="float" office:value="540.503862288616" calcext:value-type="float">
            <text:p>540.5038622886</text:p>
          </table:table-cell>
          <table:table-cell office:value-type="float" office:value="532.653156210747" calcext:value-type="float">
            <text:p>532.6531562107</text:p>
          </table:table-cell>
          <table:table-cell table:number-columns-repeated="2"/>
        </table:table-row>
        <table:table-row table:style-name="ro1">
          <table:table-cell office:value-type="float" office:value="532.653156210747" calcext:value-type="float">
            <text:p>532.6531562107</text:p>
          </table:table-cell>
          <table:table-cell office:value-type="float" office:value="567.424655938399" calcext:value-type="float">
            <text:p>567.4246559384</text:p>
          </table:table-cell>
          <table:table-cell office:value-type="float" office:value="564.022068269359" calcext:value-type="float">
            <text:p>564.0220682694</text:p>
          </table:table-cell>
          <table:table-cell office:value-type="float" office:value="537.010765780085" calcext:value-type="float">
            <text:p>537.0107657801</text:p>
          </table:table-cell>
          <table:table-cell office:value-type="float" office:value="550.288382098196" calcext:value-type="float">
            <text:p>550.2883820982</text:p>
          </table:table-cell>
          <table:table-cell office:value-type="float" office:value="550.907006616789" calcext:value-type="float">
            <text:p>550.9070066168</text:p>
          </table:table-cell>
          <table:table-cell office:value-type="float" office:value="548.872109435328" calcext:value-type="float">
            <text:p>548.8721094353</text:p>
          </table:table-cell>
          <table:table-cell office:value-type="float" office:value="553.06361415827" calcext:value-type="float">
            <text:p>553.0636141583</text:p>
          </table:table-cell>
          <table:table-cell office:value-type="float" office:value="564.545897399344" calcext:value-type="float">
            <text:p>564.5458973993</text:p>
          </table:table-cell>
          <table:table-cell office:value-type="float" office:value="534.258047440044" calcext:value-type="float">
            <text:p>534.25804744</text:p>
          </table:table-cell>
          <table:table-cell office:value-type="float" office:value="530.684250481816" calcext:value-type="float">
            <text:p>530.6842504818</text:p>
          </table:table-cell>
          <table:table-cell office:value-type="float" office:value="549.87935450283" calcext:value-type="float">
            <text:p>549.8793545028</text:p>
          </table:table-cell>
          <table:table-cell office:value-type="float" office:value="550.268668234295" calcext:value-type="float">
            <text:p>550.2686682343</text:p>
          </table:table-cell>
          <table:table-cell office:value-type="float" office:value="542.335243144379" calcext:value-type="float">
            <text:p>542.3352431444</text:p>
          </table:table-cell>
          <table:table-cell office:value-type="float" office:value="546.494592871318" calcext:value-type="float">
            <text:p>546.4945928713</text:p>
          </table:table-cell>
          <table:table-cell office:value-type="float" office:value="552.57199441777" calcext:value-type="float">
            <text:p>552.5719944178</text:p>
          </table:table-cell>
          <table:table-cell office:value-type="float" office:value="567.823203755878" calcext:value-type="float">
            <text:p>567.8232037559</text:p>
          </table:table-cell>
          <table:table-cell office:value-type="float" office:value="561.440148833176" calcext:value-type="float">
            <text:p>561.4401488332</text:p>
          </table:table-cell>
          <table:table-cell office:value-type="float" office:value="552.766253302855" calcext:value-type="float">
            <text:p>552.7662533029</text:p>
          </table:table-cell>
          <table:table-cell office:value-type="float" office:value="532.653156210747" calcext:value-type="float">
            <text:p>532.6531562107</text:p>
          </table:table-cell>
          <table:table-cell table:number-columns-repeated="2"/>
        </table:table-row>
        <table:table-row table:style-name="ro1">
          <table:table-cell office:value-type="float" office:value="541.499980919694" calcext:value-type="float">
            <text:p>541.4999809197</text:p>
          </table:table-cell>
          <table:table-cell office:value-type="float" office:value="572.760060826228" calcext:value-type="float">
            <text:p>572.7600608262</text:p>
          </table:table-cell>
          <table:table-cell office:value-type="float" office:value="563.308563209315" calcext:value-type="float">
            <text:p>563.3085632093</text:p>
          </table:table-cell>
          <table:table-cell office:value-type="float" office:value="541.171784000854" calcext:value-type="float">
            <text:p>541.1717840009</text:p>
          </table:table-cell>
          <table:table-cell office:value-type="float" office:value="544.302431436711" calcext:value-type="float">
            <text:p>544.3024314367</text:p>
          </table:table-cell>
          <table:table-cell office:value-type="float" office:value="550.851523723779" calcext:value-type="float">
            <text:p>550.8515237238</text:p>
          </table:table-cell>
          <table:table-cell office:value-type="float" office:value="548.872109435328" calcext:value-type="float">
            <text:p>548.8721094353</text:p>
          </table:table-cell>
          <table:table-cell office:value-type="float" office:value="552.40821129934" calcext:value-type="float">
            <text:p>552.4082112993</text:p>
          </table:table-cell>
          <table:table-cell office:value-type="float" office:value="564.010659420655" calcext:value-type="float">
            <text:p>564.0106594207</text:p>
          </table:table-cell>
          <table:table-cell office:value-type="float" office:value="535.733235829443" calcext:value-type="float">
            <text:p>535.7332358294</text:p>
          </table:table-cell>
          <table:table-cell office:value-type="float" office:value="534.892731095426" calcext:value-type="float">
            <text:p>534.8927310954</text:p>
          </table:table-cell>
          <table:table-cell office:value-type="float" office:value="564.78540140467" calcext:value-type="float">
            <text:p>564.7854014047</text:p>
          </table:table-cell>
          <table:table-cell office:value-type="float" office:value="545.840344927476" calcext:value-type="float">
            <text:p>545.8403449275</text:p>
          </table:table-cell>
          <table:table-cell office:value-type="float" office:value="552.320495325205" calcext:value-type="float">
            <text:p>552.3204953252</text:p>
          </table:table-cell>
          <table:table-cell office:value-type="float" office:value="549.915184324449" calcext:value-type="float">
            <text:p>549.9151843244</text:p>
          </table:table-cell>
          <table:table-cell office:value-type="float" office:value="556.415522134075" calcext:value-type="float">
            <text:p>556.4155221341</text:p>
          </table:table-cell>
          <table:table-cell office:value-type="float" office:value="559.221629639197" calcext:value-type="float">
            <text:p>559.2216296392</text:p>
          </table:table-cell>
          <table:table-cell office:value-type="float" office:value="565.365339222498" calcext:value-type="float">
            <text:p>565.3653392225</text:p>
          </table:table-cell>
          <table:table-cell office:value-type="float" office:value="552.665897749035" calcext:value-type="float">
            <text:p>552.665897749</text:p>
          </table:table-cell>
          <table:table-cell office:value-type="float" office:value="541.499980919694" calcext:value-type="float">
            <text:p>541.4999809197</text:p>
          </table:table-cell>
          <table:table-cell table:number-columns-repeated="2"/>
        </table:table-row>
        <table:table-row table:style-name="ro1">
          <table:table-cell office:value-type="float" office:value="541.764175211799" calcext:value-type="float">
            <text:p>541.7641752118</text:p>
          </table:table-cell>
          <table:table-cell office:value-type="float" office:value="569.220117556301" calcext:value-type="float">
            <text:p>569.2201175563</text:p>
          </table:table-cell>
          <table:table-cell office:value-type="float" office:value="564.662785718135" calcext:value-type="float">
            <text:p>564.6627857181</text:p>
          </table:table-cell>
          <table:table-cell office:value-type="float" office:value="541.171784000854" calcext:value-type="float">
            <text:p>541.1717840009</text:p>
          </table:table-cell>
          <table:table-cell office:value-type="float" office:value="550.174786906911" calcext:value-type="float">
            <text:p>550.1747869069</text:p>
          </table:table-cell>
          <table:table-cell office:value-type="float" office:value="552.918672223116" calcext:value-type="float">
            <text:p>552.9186722231</text:p>
          </table:table-cell>
          <table:table-cell office:value-type="float" office:value="557.597757017294" calcext:value-type="float">
            <text:p>557.5977570173</text:p>
          </table:table-cell>
          <table:table-cell office:value-type="float" office:value="555.365028734923" calcext:value-type="float">
            <text:p>555.3650287349</text:p>
          </table:table-cell>
          <table:table-cell office:value-type="float" office:value="568.676636036639" calcext:value-type="float">
            <text:p>568.6766360366</text:p>
          </table:table-cell>
          <table:table-cell office:value-type="float" office:value="540.230327305978" calcext:value-type="float">
            <text:p>540.230327306</text:p>
          </table:table-cell>
          <table:table-cell office:value-type="float" office:value="536.903203586221" calcext:value-type="float">
            <text:p>536.9032035862</text:p>
          </table:table-cell>
          <table:table-cell office:value-type="float" office:value="570.888999676054" calcext:value-type="float">
            <text:p>570.8889996761</text:p>
          </table:table-cell>
          <table:table-cell office:value-type="float" office:value="546.194862859726" calcext:value-type="float">
            <text:p>546.1948628597</text:p>
          </table:table-cell>
          <table:table-cell office:value-type="float" office:value="553.217507290161" calcext:value-type="float">
            <text:p>553.2175072902</text:p>
          </table:table-cell>
          <table:table-cell office:value-type="float" office:value="561.894952588319" calcext:value-type="float">
            <text:p>561.8949525883</text:p>
          </table:table-cell>
          <table:table-cell office:value-type="float" office:value="555.540004699261" calcext:value-type="float">
            <text:p>555.5400046993</text:p>
          </table:table-cell>
          <table:table-cell office:value-type="float" office:value="573.32880975279" calcext:value-type="float">
            <text:p>573.3288097528</text:p>
          </table:table-cell>
          <table:table-cell office:value-type="float" office:value="567.413182035308" calcext:value-type="float">
            <text:p>567.4131820353</text:p>
          </table:table-cell>
          <table:table-cell office:value-type="float" office:value="563.169988796007" calcext:value-type="float">
            <text:p>563.169988796</text:p>
          </table:table-cell>
          <table:table-cell office:value-type="float" office:value="541.764175211799" calcext:value-type="float">
            <text:p>541.7641752118</text:p>
          </table:table-cell>
          <table:table-cell table:number-columns-repeated="2"/>
        </table:table-row>
        <table:table-row table:style-name="ro1">
          <table:table-cell office:value-type="float" office:value="542.49766352967" calcext:value-type="float">
            <text:p>542.4976635297</text:p>
          </table:table-cell>
          <table:table-cell office:value-type="float" office:value="574.281570551562" calcext:value-type="float">
            <text:p>574.2815705516</text:p>
          </table:table-cell>
          <table:table-cell office:value-type="float" office:value="564.380301664936" calcext:value-type="float">
            <text:p>564.3803016649</text:p>
          </table:table-cell>
          <table:table-cell office:value-type="float" office:value="541.171784000854" calcext:value-type="float">
            <text:p>541.1717840009</text:p>
          </table:table-cell>
          <table:table-cell office:value-type="float" office:value="565.953605561891" calcext:value-type="float">
            <text:p>565.9536055619</text:p>
          </table:table-cell>
          <table:table-cell office:value-type="float" office:value="547.480148496838" calcext:value-type="float">
            <text:p>547.4801484968</text:p>
          </table:table-cell>
          <table:table-cell office:value-type="float" office:value="557.403411381693" calcext:value-type="float">
            <text:p>557.4034113817</text:p>
          </table:table-cell>
          <table:table-cell office:value-type="float" office:value="569.776674528662" calcext:value-type="float">
            <text:p>569.7766745287</text:p>
          </table:table-cell>
          <table:table-cell office:value-type="float" office:value="570.876615501706" calcext:value-type="float">
            <text:p>570.8766155017</text:p>
          </table:table-cell>
          <table:table-cell office:value-type="float" office:value="542.287395482226" calcext:value-type="float">
            <text:p>542.2873954822</text:p>
          </table:table-cell>
          <table:table-cell office:value-type="float" office:value="535.736263177449" calcext:value-type="float">
            <text:p>535.7362631774</text:p>
          </table:table-cell>
          <table:table-cell office:value-type="float" office:value="576.538344440484" calcext:value-type="float">
            <text:p>576.5383444405</text:p>
          </table:table-cell>
          <table:table-cell office:value-type="float" office:value="546.194862859726" calcext:value-type="float">
            <text:p>546.1948628597</text:p>
          </table:table-cell>
          <table:table-cell office:value-type="float" office:value="563.676128493108" calcext:value-type="float">
            <text:p>563.6761284931</text:p>
          </table:table-cell>
          <table:table-cell office:value-type="float" office:value="570.059624603878" calcext:value-type="float">
            <text:p>570.0596246039</text:p>
          </table:table-cell>
          <table:table-cell office:value-type="float" office:value="555.575413388859" calcext:value-type="float">
            <text:p>555.5754133889</text:p>
          </table:table-cell>
          <table:table-cell office:value-type="float" office:value="575.27899331273" calcext:value-type="float">
            <text:p>575.2789933127</text:p>
          </table:table-cell>
          <table:table-cell office:value-type="float" office:value="574.268682683326" calcext:value-type="float">
            <text:p>574.2686826833</text:p>
          </table:table-cell>
          <table:table-cell office:value-type="float" office:value="563.282592438027" calcext:value-type="float">
            <text:p>563.282592438</text:p>
          </table:table-cell>
          <table:table-cell office:value-type="float" office:value="542.49766352967" calcext:value-type="float">
            <text:p>542.4976635297</text:p>
          </table:table-cell>
          <table:table-cell table:number-columns-repeated="2"/>
        </table:table-row>
        <table:table-row table:style-name="ro1">
          <table:table-cell office:value-type="float" office:value="548.495295012234" calcext:value-type="float">
            <text:p>548.4952950122</text:p>
          </table:table-cell>
          <table:table-cell office:value-type="float" office:value="574.281570551562" calcext:value-type="float">
            <text:p>574.2815705516</text:p>
          </table:table-cell>
          <table:table-cell office:value-type="float" office:value="563.304672541728" calcext:value-type="float">
            <text:p>563.3046725417</text:p>
          </table:table-cell>
          <table:table-cell office:value-type="float" office:value="532.809264138625" calcext:value-type="float">
            <text:p>532.8092641386</text:p>
          </table:table-cell>
          <table:table-cell office:value-type="float" office:value="0" calcext:value-type="float">
            <text:p>0</text:p>
          </table:table-cell>
          <table:table-cell office:value-type="float" office:value="547.480148496838" calcext:value-type="float">
            <text:p>547.4801484968</text:p>
          </table:table-cell>
          <table:table-cell office:value-type="float" office:value="557.403411381693" calcext:value-type="float">
            <text:p>557.4034113817</text:p>
          </table:table-cell>
          <table:table-cell office:value-type="float" office:value="570.075369347481" calcext:value-type="float">
            <text:p>570.0753693475</text:p>
          </table:table-cell>
          <table:table-cell office:value-type="float" office:value="571.030480729336" calcext:value-type="float">
            <text:p>571.0304807293</text:p>
          </table:table-cell>
          <table:table-cell office:value-type="float" office:value="542.755961083101" calcext:value-type="float">
            <text:p>542.7559610831</text:p>
          </table:table-cell>
          <table:table-cell office:value-type="float" office:value="536.147051267432" calcext:value-type="float">
            <text:p>536.1470512674</text:p>
          </table:table-cell>
          <table:table-cell office:value-type="float" office:value="580.831540561057" calcext:value-type="float">
            <text:p>580.8315405611</text:p>
          </table:table-cell>
          <table:table-cell office:value-type="float" office:value="556.403761445841" calcext:value-type="float">
            <text:p>556.4037614458</text:p>
          </table:table-cell>
          <table:table-cell office:value-type="float" office:value="566.78325194186" calcext:value-type="float">
            <text:p>566.7832519419</text:p>
          </table:table-cell>
          <table:table-cell office:value-type="float" office:value="571.066902206143" calcext:value-type="float">
            <text:p>571.0669022061</text:p>
          </table:table-cell>
          <table:table-cell office:value-type="float" office:value="555.575413388859" calcext:value-type="float">
            <text:p>555.5754133889</text:p>
          </table:table-cell>
          <table:table-cell office:value-type="float" office:value="575.264122359565" calcext:value-type="float">
            <text:p>575.2641223596</text:p>
          </table:table-cell>
          <table:table-cell office:value-type="float" office:value="574.268682683326" calcext:value-type="float">
            <text:p>574.2686826833</text:p>
          </table:table-cell>
          <table:table-cell office:value-type="float" office:value="557.178473067134" calcext:value-type="float">
            <text:p>557.1784730671</text:p>
          </table:table-cell>
          <table:table-cell office:value-type="float" office:value="548.495295012234" calcext:value-type="float">
            <text:p>548.4952950122</text:p>
          </table:table-cell>
          <table:table-cell table:number-columns-repeated="2"/>
        </table:table-row>
        <table:table-row table:style-name="ro1">
          <table:table-cell office:value-type="float" office:value="549.595031385446" calcext:value-type="float">
            <text:p>549.5950313854</text:p>
          </table:table-cell>
          <table:table-cell office:value-type="float" office:value="580.495995905718" calcext:value-type="float">
            <text:p>580.4959959057</text:p>
          </table:table-cell>
          <table:table-cell office:value-type="float" office:value="581.204853516794" calcext:value-type="float">
            <text:p>581.2048535168</text:p>
          </table:table-cell>
          <table:table-cell office:value-type="float" office:value="532.809264138625" calcext:value-type="float">
            <text:p>532.8092641386</text:p>
          </table:table-cell>
          <table:table-cell office:value-type="float" office:value="0" calcext:value-type="float">
            <text:p>0</text:p>
          </table:table-cell>
          <table:table-cell office:value-type="float" office:value="548.215497232644" calcext:value-type="float">
            <text:p>548.2154972326</text:p>
          </table:table-cell>
          <table:table-cell office:value-type="float" office:value="557.595242637695" calcext:value-type="float">
            <text:p>557.5952426377</text:p>
          </table:table-cell>
          <table:table-cell office:value-type="float" office:value="569.881859370145" calcext:value-type="float">
            <text:p>569.8818593701</text:p>
          </table:table-cell>
          <table:table-cell office:value-type="float" office:value="571.030480729336" calcext:value-type="float">
            <text:p>571.0304807293</text:p>
          </table:table-cell>
          <table:table-cell office:value-type="float" office:value="547.722407952899" calcext:value-type="float">
            <text:p>547.7224079529</text:p>
          </table:table-cell>
          <table:table-cell office:value-type="float" office:value="552.969645893833" calcext:value-type="float">
            <text:p>552.9696458938</text:p>
          </table:table-cell>
          <table:table-cell office:value-type="float" office:value="581.514967390646" calcext:value-type="float">
            <text:p>581.5149673906</text:p>
          </table:table-cell>
          <table:table-cell office:value-type="float" office:value="555.569994473267" calcext:value-type="float">
            <text:p>555.5699944733</text:p>
          </table:table-cell>
          <table:table-cell office:value-type="float" office:value="566.814240772451" calcext:value-type="float">
            <text:p>566.8142407725</text:p>
          </table:table-cell>
          <table:table-cell office:value-type="float" office:value="571.261758210711" calcext:value-type="float">
            <text:p>571.2617582107</text:p>
          </table:table-cell>
          <table:table-cell office:value-type="float" office:value="556.503653557747" calcext:value-type="float">
            <text:p>556.5036535577</text:p>
          </table:table-cell>
          <table:table-cell office:value-type="float" office:value="572.319400913373" calcext:value-type="float">
            <text:p>572.3194009134</text:p>
          </table:table-cell>
          <table:table-cell office:value-type="float" office:value="576.489722925368" calcext:value-type="float">
            <text:p>576.4897229254</text:p>
          </table:table-cell>
          <table:table-cell office:value-type="float" office:value="557.875224268498" calcext:value-type="float">
            <text:p>557.8752242685</text:p>
          </table:table-cell>
          <table:table-cell office:value-type="float" office:value="549.595031385446" calcext:value-type="float">
            <text:p>549.5950313854</text:p>
          </table:table-cell>
          <table:table-cell table:number-columns-repeated="2"/>
        </table:table-row>
        <table:table-row table:style-name="ro1">
          <table:table-cell office:value-type="float" office:value="549.595031385446" calcext:value-type="float">
            <text:p>549.5950313854</text:p>
          </table:table-cell>
          <table:table-cell office:value-type="float" office:value="588.814719841495" calcext:value-type="float">
            <text:p>588.8147198415</text:p>
          </table:table-cell>
          <table:table-cell office:value-type="float" office:value="581.077593710684" calcext:value-type="float">
            <text:p>581.0775937107</text:p>
          </table:table-cell>
          <table:table-cell office:value-type="float" office:value="538.081218122001" calcext:value-type="float">
            <text:p>538.081218122</text:p>
          </table:table-cell>
          <table:table-cell office:value-type="float" office:value="0" calcext:value-type="float">
            <text:p>0</text:p>
          </table:table-cell>
          <table:table-cell office:value-type="float" office:value="549.758090009991" calcext:value-type="float">
            <text:p>549.75809001</text:p>
          </table:table-cell>
          <table:table-cell office:value-type="float" office:value="563.892968492843" calcext:value-type="float">
            <text:p>563.8929684928</text:p>
          </table:table-cell>
          <table:table-cell office:value-type="float" office:value="571.33626271378" calcext:value-type="float">
            <text:p>571.3362627138</text:p>
          </table:table-cell>
          <table:table-cell office:value-type="float" office:value="571.030480729336" calcext:value-type="float">
            <text:p>571.0304807293</text:p>
          </table:table-cell>
          <table:table-cell office:value-type="float" office:value="549.250950979059" calcext:value-type="float">
            <text:p>549.2509509791</text:p>
          </table:table-cell>
          <table:table-cell office:value-type="float" office:value="557.320910128443" calcext:value-type="float">
            <text:p>557.3209101284</text:p>
          </table:table-cell>
          <table:table-cell office:value-type="float" office:value="580.411515119958" calcext:value-type="float">
            <text:p>580.41151512</text:p>
          </table:table-cell>
          <table:table-cell office:value-type="float" office:value="555.445386053438" calcext:value-type="float">
            <text:p>555.4453860534</text:p>
          </table:table-cell>
          <table:table-cell office:value-type="float" office:value="566.084306635436" calcext:value-type="float">
            <text:p>566.0843066354</text:p>
          </table:table-cell>
          <table:table-cell office:value-type="float" office:value="571.752365630675" calcext:value-type="float">
            <text:p>571.7523656307</text:p>
          </table:table-cell>
          <table:table-cell office:value-type="float" office:value="556.503653557747" calcext:value-type="float">
            <text:p>556.5036535577</text:p>
          </table:table-cell>
          <table:table-cell office:value-type="float" office:value="570.575250534334" calcext:value-type="float">
            <text:p>570.5752505343</text:p>
          </table:table-cell>
          <table:table-cell office:value-type="float" office:value="576.390661016711" calcext:value-type="float">
            <text:p>576.3906610167</text:p>
          </table:table-cell>
          <table:table-cell office:value-type="float" office:value="557.991045493327" calcext:value-type="float">
            <text:p>557.9910454933</text:p>
          </table:table-cell>
          <table:table-cell office:value-type="float" office:value="549.595031385446" calcext:value-type="float">
            <text:p>549.5950313854</text:p>
          </table:table-cell>
          <table:table-cell table:number-columns-repeated="2"/>
        </table:table-row>
        <table:table-row table:style-name="ro1">
          <table:table-cell office:value-type="float" office:value="559.11585502034" calcext:value-type="float">
            <text:p>559.1158550203</text:p>
          </table:table-cell>
          <table:table-cell office:value-type="float" office:value="588.814719841495" calcext:value-type="float">
            <text:p>588.8147198415</text:p>
          </table:table-cell>
          <table:table-cell office:value-type="float" office:value="578.730179558785" calcext:value-type="float">
            <text:p>578.7301795588</text:p>
          </table:table-cell>
          <table:table-cell office:value-type="float" office:value="538.3649488392" calcext:value-type="float">
            <text:p>538.3649488392</text:p>
          </table:table-cell>
          <table:table-cell office:value-type="float" office:value="0" calcext:value-type="float">
            <text:p>0</text:p>
          </table:table-cell>
          <table:table-cell office:value-type="float" office:value="550.995387445848" calcext:value-type="float">
            <text:p>550.9953874458</text:p>
          </table:table-cell>
          <table:table-cell office:value-type="float" office:value="564.341910870427" calcext:value-type="float">
            <text:p>564.3419108704</text:p>
          </table:table-cell>
          <table:table-cell office:value-type="float" office:value="571.67366907774" calcext:value-type="float">
            <text:p>571.6736690777</text:p>
          </table:table-cell>
          <table:table-cell office:value-type="float" office:value="571.030480729336" calcext:value-type="float">
            <text:p>571.0304807293</text:p>
          </table:table-cell>
          <table:table-cell office:value-type="float" office:value="555.945782540932" calcext:value-type="float">
            <text:p>555.9457825409</text:p>
          </table:table-cell>
          <table:table-cell office:value-type="float" office:value="568.68068372688" calcext:value-type="float">
            <text:p>568.6806837269</text:p>
          </table:table-cell>
          <table:table-cell office:value-type="float" office:value="583.111241477007" calcext:value-type="float">
            <text:p>583.111241477</text:p>
          </table:table-cell>
          <table:table-cell office:value-type="float" office:value="555.297636304588" calcext:value-type="float">
            <text:p>555.2976363046</text:p>
          </table:table-cell>
          <table:table-cell office:value-type="float" office:value="567.45465514971" calcext:value-type="float">
            <text:p>567.4546551497</text:p>
          </table:table-cell>
          <table:table-cell office:value-type="float" office:value="572.690894687154" calcext:value-type="float">
            <text:p>572.6908946872</text:p>
          </table:table-cell>
          <table:table-cell office:value-type="float" office:value="556.604530342967" calcext:value-type="float">
            <text:p>556.604530343</text:p>
          </table:table-cell>
          <table:table-cell office:value-type="float" office:value="573.404743150634" calcext:value-type="float">
            <text:p>573.4047431506</text:p>
          </table:table-cell>
          <table:table-cell office:value-type="float" office:value="577.91803484532" calcext:value-type="float">
            <text:p>577.9180348453</text:p>
          </table:table-cell>
          <table:table-cell office:value-type="float" office:value="558.169214256039" calcext:value-type="float">
            <text:p>558.169214256</text:p>
          </table:table-cell>
          <table:table-cell office:value-type="float" office:value="559.11585502034" calcext:value-type="float">
            <text:p>559.1158550203</text:p>
          </table:table-cell>
          <table:table-cell table:number-columns-repeated="2"/>
        </table:table-row>
        <table:table-row table:style-name="ro1">
          <table:table-cell office:value-type="float" office:value="557.965334843816" calcext:value-type="float">
            <text:p>557.9653348438</text:p>
          </table:table-cell>
          <table:table-cell office:value-type="float" office:value="0" calcext:value-type="float">
            <text:p>0</text:p>
          </table:table-cell>
          <table:table-cell office:value-type="float" office:value="578.730179558785" calcext:value-type="float">
            <text:p>578.7301795588</text:p>
          </table:table-cell>
          <table:table-cell office:value-type="float" office:value="543.125239774768" calcext:value-type="float">
            <text:p>543.1252397748</text:p>
          </table:table-cell>
          <table:table-cell office:value-type="float" office:value="0" calcext:value-type="float">
            <text:p>0</text:p>
          </table:table-cell>
          <table:table-cell office:value-type="float" office:value="549.819623038525" calcext:value-type="float">
            <text:p>549.8196230385</text:p>
          </table:table-cell>
          <table:table-cell office:value-type="float" office:value="0" calcext:value-type="float">
            <text:p>0</text:p>
          </table:table-cell>
          <table:table-cell office:value-type="float" office:value="571.493050972316" calcext:value-type="float">
            <text:p>571.4930509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451712686544" calcext:value-type="float">
            <text:p>573.4517126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.914794969656" calcext:value-type="float">
            <text:p>551.9147949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.965334843816" calcext:value-type="float">
            <text:p>557.9653348438</text:p>
          </table:table-cell>
          <table:table-cell table:number-columns-repeated="2"/>
        </table:table-row>
        <table:table-row table:style-name="ro1">
          <table:table-cell office:value-type="float" office:value="556.831037991756" calcext:value-type="float">
            <text:p>556.8310379918</text:p>
          </table:table-cell>
          <table:table-cell office:value-type="float" office:value="0" calcext:value-type="float">
            <text:p>0</text:p>
          </table:table-cell>
          <table:table-cell office:value-type="float" office:value="580.800985160654" calcext:value-type="float">
            <text:p>580.8009851607</text:p>
          </table:table-cell>
          <table:table-cell office:value-type="float" office:value="545.399784042626" calcext:value-type="float">
            <text:p>545.3997840426</text:p>
          </table:table-cell>
          <table:table-cell office:value-type="float" office:value="0" calcext:value-type="float">
            <text:p>0</text:p>
          </table:table-cell>
          <table:table-cell office:value-type="float" office:value="550.587805677353" calcext:value-type="float">
            <text:p>550.5878056774</text:p>
          </table:table-cell>
          <table:table-cell office:value-type="float" office:value="0" calcext:value-type="float">
            <text:p>0</text:p>
          </table:table-cell>
          <table:table-cell office:value-type="float" office:value="571.619619081933" calcext:value-type="float">
            <text:p>571.6196190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814911832748" calcext:value-type="float">
            <text:p>574.8149118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.939736709981" calcext:value-type="float">
            <text:p>551.93973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831037991756" calcext:value-type="float">
            <text:p>556.8310379918</text:p>
          </table:table-cell>
          <table:table-cell table:number-columns-repeated="2"/>
        </table:table-row>
        <table:table-row table:style-name="ro1">
          <table:table-cell office:value-type="float" office:value="557.663499036808" calcext:value-type="float">
            <text:p>557.6634990368</text:p>
          </table:table-cell>
          <table:table-cell office:value-type="float" office:value="0" calcext:value-type="float">
            <text:p>0</text:p>
          </table:table-cell>
          <table:table-cell office:value-type="float" office:value="581.270940605181" calcext:value-type="float">
            <text:p>581.2709406052</text:p>
          </table:table-cell>
          <table:table-cell office:value-type="float" office:value="546.815334328085" calcext:value-type="float">
            <text:p>546.8153343281</text:p>
          </table:table-cell>
          <table:table-cell office:value-type="float" office:value="0" calcext:value-type="float">
            <text:p>0</text:p>
          </table:table-cell>
          <table:table-cell office:value-type="float" office:value="550.587805677353" calcext:value-type="float">
            <text:p>550.5878056774</text:p>
          </table:table-cell>
          <table:table-cell office:value-type="float" office:value="0" calcext:value-type="float">
            <text:p>0</text:p>
          </table:table-cell>
          <table:table-cell office:value-type="float" office:value="571.552070530394" calcext:value-type="float">
            <text:p>571.552070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.975162410505" calcext:value-type="float">
            <text:p>575.9751624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.687592250477" calcext:value-type="float">
            <text:p>551.6875922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.663499036808" calcext:value-type="float">
            <text:p>557.6634990368</text:p>
          </table:table-cell>
          <table:table-cell table:number-columns-repeated="2"/>
        </table:table-row>
        <table:table-row table:style-name="ro1">
          <table:table-cell office:value-type="float" office:value="558.983083409309" calcext:value-type="float">
            <text:p>558.9830834093</text:p>
          </table:table-cell>
          <table:table-cell office:value-type="float" office:value="0" calcext:value-type="float">
            <text:p>0</text:p>
          </table:table-cell>
          <table:table-cell office:value-type="float" office:value="581.501562131518" calcext:value-type="float">
            <text:p>581.5015621315</text:p>
          </table:table-cell>
          <table:table-cell office:value-type="float" office:value="548.325047670343" calcext:value-type="float">
            <text:p>548.3250476703</text:p>
          </table:table-cell>
          <table:table-cell office:value-type="float" office:value="0" calcext:value-type="float">
            <text:p>0</text:p>
          </table:table-cell>
          <table:table-cell office:value-type="float" office:value="550.587805677353" calcext:value-type="float">
            <text:p>550.5878056774</text:p>
          </table:table-cell>
          <table:table-cell office:value-type="float" office:value="0" calcext:value-type="float">
            <text:p>0</text:p>
          </table:table-cell>
          <table:table-cell office:value-type="float" office:value="571.552070530394" calcext:value-type="float">
            <text:p>571.552070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.965887265426" calcext:value-type="float">
            <text:p>576.9658872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.374344482751" calcext:value-type="float">
            <text:p>550.3743444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.983083409309" calcext:value-type="float">
            <text:p>558.9830834093</text:p>
          </table:table-cell>
          <table:table-cell/>
          <table:table-cell table:formula="of:=AVERAGE([.A16];[.B12];[.C16];[.D16];[.E8];[.F16];[.G12];[.H16];[.I12];[.J12];[.K16];[.L12];[.M12];[.N12];[.O12];[.P16];[.Q12];[.R12];[.S12];[.T16])" office:value-type="float" office:value="566.570290199547" calcext:value-type="float">
            <text:p>566.5702901995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756.77286193345" calcext:value-type="float">
            <text:p>1756.7728619335</text:p>
          </table:table-cell>
          <table:table-cell office:value-type="float" office:value="1738.12554167957" calcext:value-type="float">
            <text:p>1738.1255416796</text:p>
          </table:table-cell>
          <table:table-cell office:value-type="float" office:value="1755.86445648303" calcext:value-type="float">
            <text:p>1755.864456483</text:p>
          </table:table-cell>
          <table:table-cell office:value-type="float" office:value="1757.31067019231" calcext:value-type="float">
            <text:p>1757.3106701923</text:p>
          </table:table-cell>
          <table:table-cell office:value-type="float" office:value="1753.06968632493" calcext:value-type="float">
            <text:p>1753.0696863249</text:p>
          </table:table-cell>
          <table:table-cell office:value-type="float" office:value="1752.1340459429" calcext:value-type="float">
            <text:p>1752.1340459429</text:p>
          </table:table-cell>
          <table:table-cell office:value-type="float" office:value="1757.48594404912" calcext:value-type="float">
            <text:p>1757.4859440491</text:p>
          </table:table-cell>
          <table:table-cell office:value-type="float" office:value="1755.86485584772" calcext:value-type="float">
            <text:p>1755.8648558477</text:p>
          </table:table-cell>
          <table:table-cell office:value-type="float" office:value="1753.75826274688" calcext:value-type="float">
            <text:p>1753.7582627469</text:p>
          </table:table-cell>
          <table:table-cell office:value-type="float" office:value="1754.96874814272" calcext:value-type="float">
            <text:p>1754.9687481427</text:p>
          </table:table-cell>
          <table:table-cell office:value-type="float" office:value="1756.45527735398" calcext:value-type="float">
            <text:p>1756.455277354</text:p>
          </table:table-cell>
          <table:table-cell office:value-type="float" office:value="1751.03468305566" calcext:value-type="float">
            <text:p>1751.0346830557</text:p>
          </table:table-cell>
          <table:table-cell office:value-type="float" office:value="1750.33077315602" calcext:value-type="float">
            <text:p>1750.330773156</text:p>
          </table:table-cell>
          <table:table-cell office:value-type="float" office:value="1757.13705278385" calcext:value-type="float">
            <text:p>1757.1370527839</text:p>
          </table:table-cell>
          <table:table-cell office:value-type="float" office:value="1755.33587962822" calcext:value-type="float">
            <text:p>1755.3358796282</text:p>
          </table:table-cell>
          <table:table-cell office:value-type="float" office:value="1756.98253018277" calcext:value-type="float">
            <text:p>1756.9825301828</text:p>
          </table:table-cell>
          <table:table-cell office:value-type="float" office:value="1757.48314219913" calcext:value-type="float">
            <text:p>1757.4831421991</text:p>
          </table:table-cell>
          <table:table-cell office:value-type="float" office:value="1754.14021034415" calcext:value-type="float">
            <text:p>1754.1402103442</text:p>
          </table:table-cell>
          <table:table-cell office:value-type="float" office:value="1747.31948270947" calcext:value-type="float">
            <text:p>1747.3194827095</text:p>
          </table:table-cell>
          <table:table-cell office:value-type="float" office:value="1748.40949106976" calcext:value-type="float">
            <text:p>1748.4094910698</text:p>
          </table:table-cell>
        </table:table-row>
        <table:table-row table:style-name="ro1">
          <table:table-cell office:value-type="float" office:value="1747.1472767033" calcext:value-type="float">
            <text:p>1747.1472767033</text:p>
          </table:table-cell>
          <table:table-cell office:value-type="float" office:value="1729.08672166309" calcext:value-type="float">
            <text:p>1729.0867216631</text:p>
          </table:table-cell>
          <table:table-cell office:value-type="float" office:value="1737.43059047112" calcext:value-type="float">
            <text:p>1737.4305904711</text:p>
          </table:table-cell>
          <table:table-cell office:value-type="float" office:value="1757.14682051237" calcext:value-type="float">
            <text:p>1757.1468205124</text:p>
          </table:table-cell>
          <table:table-cell office:value-type="float" office:value="1740.60985019594" calcext:value-type="float">
            <text:p>1740.6098501959</text:p>
          </table:table-cell>
          <table:table-cell office:value-type="float" office:value="1744.31375918473" calcext:value-type="float">
            <text:p>1744.3137591847</text:p>
          </table:table-cell>
          <table:table-cell office:value-type="float" office:value="1739.17211474994" calcext:value-type="float">
            <text:p>1739.1721147499</text:p>
          </table:table-cell>
          <table:table-cell office:value-type="float" office:value="1741.12557631545" calcext:value-type="float">
            <text:p>1741.1255763155</text:p>
          </table:table-cell>
          <table:table-cell office:value-type="float" office:value="1729.25301958698" calcext:value-type="float">
            <text:p>1729.253019587</text:p>
          </table:table-cell>
          <table:table-cell office:value-type="float" office:value="1731.69068705967" calcext:value-type="float">
            <text:p>1731.6906870597</text:p>
          </table:table-cell>
          <table:table-cell office:value-type="float" office:value="1738.68366182426" calcext:value-type="float">
            <text:p>1738.6836618243</text:p>
          </table:table-cell>
          <table:table-cell office:value-type="float" office:value="1750.35290277775" calcext:value-type="float">
            <text:p>1750.3529027778</text:p>
          </table:table-cell>
          <table:table-cell office:value-type="float" office:value="1733.00182262421" calcext:value-type="float">
            <text:p>1733.0018226242</text:p>
          </table:table-cell>
          <table:table-cell office:value-type="float" office:value="1737.85594764175" calcext:value-type="float">
            <text:p>1737.8559476418</text:p>
          </table:table-cell>
          <table:table-cell office:value-type="float" office:value="1739.950497863" calcext:value-type="float">
            <text:p>1739.950497863</text:p>
          </table:table-cell>
          <table:table-cell office:value-type="float" office:value="1739.58737880528" calcext:value-type="float">
            <text:p>1739.5873788053</text:p>
          </table:table-cell>
          <table:table-cell office:value-type="float" office:value="1737.95981193435" calcext:value-type="float">
            <text:p>1737.9598119344</text:p>
          </table:table-cell>
          <table:table-cell office:value-type="float" office:value="1737.94913297488" calcext:value-type="float">
            <text:p>1737.9491329749</text:p>
          </table:table-cell>
          <table:table-cell office:value-type="float" office:value="1747.13393433487" calcext:value-type="float">
            <text:p>1747.1339343349</text:p>
          </table:table-cell>
          <table:table-cell office:value-type="float" office:value="1747.62775336325" calcext:value-type="float">
            <text:p>1747.6277533633</text:p>
          </table:table-cell>
        </table:table-row>
        <table:table-row table:style-name="ro1">
          <table:table-cell office:value-type="float" office:value="1725.13254316755" calcext:value-type="float">
            <text:p>1725.1325431676</text:p>
          </table:table-cell>
          <table:table-cell office:value-type="float" office:value="1726.32085540155" calcext:value-type="float">
            <text:p>1726.3208554016</text:p>
          </table:table-cell>
          <table:table-cell office:value-type="float" office:value="1734.77054147436" calcext:value-type="float">
            <text:p>1734.7705414744</text:p>
          </table:table-cell>
          <table:table-cell office:value-type="float" office:value="1756.82289018711" calcext:value-type="float">
            <text:p>1756.8228901871</text:p>
          </table:table-cell>
          <table:table-cell office:value-type="float" office:value="1736.16391595445" calcext:value-type="float">
            <text:p>1736.1639159545</text:p>
          </table:table-cell>
          <table:table-cell office:value-type="float" office:value="1727.55950713458" calcext:value-type="float">
            <text:p>1727.5595071346</text:p>
          </table:table-cell>
          <table:table-cell office:value-type="float" office:value="1743.64559167269" calcext:value-type="float">
            <text:p>1743.6455916727</text:p>
          </table:table-cell>
          <table:table-cell office:value-type="float" office:value="1732.76660349909" calcext:value-type="float">
            <text:p>1732.7666034991</text:p>
          </table:table-cell>
          <table:table-cell office:value-type="float" office:value="1712.51271547349" calcext:value-type="float">
            <text:p>1712.5127154735</text:p>
          </table:table-cell>
          <table:table-cell office:value-type="float" office:value="1738.99286393012" calcext:value-type="float">
            <text:p>1738.9928639301</text:p>
          </table:table-cell>
          <table:table-cell office:value-type="float" office:value="1742.52277158822" calcext:value-type="float">
            <text:p>1742.5227715882</text:p>
          </table:table-cell>
          <table:table-cell office:value-type="float" office:value="1726.86559960197" calcext:value-type="float">
            <text:p>1726.865599602</text:p>
          </table:table-cell>
          <table:table-cell office:value-type="float" office:value="1729.01918557944" calcext:value-type="float">
            <text:p>1729.0191855794</text:p>
          </table:table-cell>
          <table:table-cell office:value-type="float" office:value="1735.24690513535" calcext:value-type="float">
            <text:p>1735.2469051354</text:p>
          </table:table-cell>
          <table:table-cell office:value-type="float" office:value="1736.15916683165" calcext:value-type="float">
            <text:p>1736.1591668317</text:p>
          </table:table-cell>
          <table:table-cell office:value-type="float" office:value="1733.06433441499" calcext:value-type="float">
            <text:p>1733.064334415</text:p>
          </table:table-cell>
          <table:table-cell office:value-type="float" office:value="1734.94278501102" calcext:value-type="float">
            <text:p>1734.942785011</text:p>
          </table:table-cell>
          <table:table-cell office:value-type="float" office:value="1718.10968974481" calcext:value-type="float">
            <text:p>1718.1096897448</text:p>
          </table:table-cell>
          <table:table-cell office:value-type="float" office:value="1746.41374893116" calcext:value-type="float">
            <text:p>1746.4137489312</text:p>
          </table:table-cell>
          <table:table-cell office:value-type="float" office:value="1739.21605554107" calcext:value-type="float">
            <text:p>1739.2160555411</text:p>
          </table:table-cell>
        </table:table-row>
        <table:table-row table:style-name="ro1">
          <table:table-cell office:value-type="float" office:value="1731.07263944261" calcext:value-type="float">
            <text:p>1731.0726394426</text:p>
          </table:table-cell>
          <table:table-cell office:value-type="float" office:value="1714.5737046865" calcext:value-type="float">
            <text:p>1714.5737046865</text:p>
          </table:table-cell>
          <table:table-cell office:value-type="float" office:value="1717.78416802942" calcext:value-type="float">
            <text:p>1717.7841680294</text:p>
          </table:table-cell>
          <table:table-cell office:value-type="float" office:value="1736.42546270032" calcext:value-type="float">
            <text:p>1736.4254627003</text:p>
          </table:table-cell>
          <table:table-cell office:value-type="float" office:value="1726.31568330225" calcext:value-type="float">
            <text:p>1726.3156833023</text:p>
          </table:table-cell>
          <table:table-cell office:value-type="float" office:value="1728.90051061035" calcext:value-type="float">
            <text:p>1728.9005106104</text:p>
          </table:table-cell>
          <table:table-cell office:value-type="float" office:value="1740.68439753087" calcext:value-type="float">
            <text:p>1740.6843975309</text:p>
          </table:table-cell>
          <table:table-cell office:value-type="float" office:value="1732.76660349909" calcext:value-type="float">
            <text:p>1732.7666034991</text:p>
          </table:table-cell>
          <table:table-cell office:value-type="float" office:value="1698.80247313743" calcext:value-type="float">
            <text:p>1698.8024731374</text:p>
          </table:table-cell>
          <table:table-cell office:value-type="float" office:value="1735.10799766025" calcext:value-type="float">
            <text:p>1735.1079976603</text:p>
          </table:table-cell>
          <table:table-cell office:value-type="float" office:value="1743.99719692999" calcext:value-type="float">
            <text:p>1743.99719693</text:p>
          </table:table-cell>
          <table:table-cell office:value-type="float" office:value="1719.8866944029" calcext:value-type="float">
            <text:p>1719.8866944029</text:p>
          </table:table-cell>
          <table:table-cell office:value-type="float" office:value="1729.01918557944" calcext:value-type="float">
            <text:p>1729.0191855794</text:p>
          </table:table-cell>
          <table:table-cell office:value-type="float" office:value="1743.85801035759" calcext:value-type="float">
            <text:p>1743.8580103576</text:p>
          </table:table-cell>
          <table:table-cell office:value-type="float" office:value="1718.07313026182" calcext:value-type="float">
            <text:p>1718.0731302618</text:p>
          </table:table-cell>
          <table:table-cell office:value-type="float" office:value="1719.85837348425" calcext:value-type="float">
            <text:p>1719.8583734843</text:p>
          </table:table-cell>
          <table:table-cell office:value-type="float" office:value="1715.34774087305" calcext:value-type="float">
            <text:p>1715.3477408731</text:p>
          </table:table-cell>
          <table:table-cell office:value-type="float" office:value="1718.10968974481" calcext:value-type="float">
            <text:p>1718.1096897448</text:p>
          </table:table-cell>
          <table:table-cell office:value-type="float" office:value="1722.70751158616" calcext:value-type="float">
            <text:p>1722.7075115862</text:p>
          </table:table-cell>
          <table:table-cell office:value-type="float" office:value="1739.21605554107" calcext:value-type="float">
            <text:p>1739.2160555411</text:p>
          </table:table-cell>
        </table:table-row>
        <table:table-row table:style-name="ro1">
          <table:table-cell office:value-type="float" office:value="1722.29677762816" calcext:value-type="float">
            <text:p>1722.2967776282</text:p>
          </table:table-cell>
          <table:table-cell office:value-type="float" office:value="1705.48124013721" calcext:value-type="float">
            <text:p>1705.4812401372</text:p>
          </table:table-cell>
          <table:table-cell office:value-type="float" office:value="1713.27596212522" calcext:value-type="float">
            <text:p>1713.2759621252</text:p>
          </table:table-cell>
          <table:table-cell office:value-type="float" office:value="1734.1234415103" calcext:value-type="float">
            <text:p>1734.1234415103</text:p>
          </table:table-cell>
          <table:table-cell office:value-type="float" office:value="1734.72440567816" calcext:value-type="float">
            <text:p>1734.7244056782</text:p>
          </table:table-cell>
          <table:table-cell office:value-type="float" office:value="1727.66364946934" calcext:value-type="float">
            <text:p>1727.6636494693</text:p>
          </table:table-cell>
          <table:table-cell office:value-type="float" office:value="1740.68439753087" calcext:value-type="float">
            <text:p>1740.6843975309</text:p>
          </table:table-cell>
          <table:table-cell office:value-type="float" office:value="1731.95009788985" calcext:value-type="float">
            <text:p>1731.9500978899</text:p>
          </table:table-cell>
          <table:table-cell office:value-type="float" office:value="1686.95720979616" calcext:value-type="float">
            <text:p>1686.9572097962</text:p>
          </table:table-cell>
          <table:table-cell office:value-type="float" office:value="1733.74716940569" calcext:value-type="float">
            <text:p>1733.7471694057</text:p>
          </table:table-cell>
          <table:table-cell office:value-type="float" office:value="1739.01083058083" calcext:value-type="float">
            <text:p>1739.0108305808</text:p>
          </table:table-cell>
          <table:table-cell office:value-type="float" office:value="1713.25139222" calcext:value-type="float">
            <text:p>1713.25139222</text:p>
          </table:table-cell>
          <table:table-cell office:value-type="float" office:value="1734.2401106382" calcext:value-type="float">
            <text:p>1734.2401106382</text:p>
          </table:table-cell>
          <table:table-cell office:value-type="float" office:value="1720.6531530699" calcext:value-type="float">
            <text:p>1720.6531530699</text:p>
          </table:table-cell>
          <table:table-cell office:value-type="float" office:value="1706.83402849141" calcext:value-type="float">
            <text:p>1706.8340284914</text:p>
          </table:table-cell>
          <table:table-cell office:value-type="float" office:value="1701.81485362378" calcext:value-type="float">
            <text:p>1701.8148536238</text:p>
          </table:table-cell>
          <table:table-cell office:value-type="float" office:value="1719.36032464401" calcext:value-type="float">
            <text:p>1719.360324644</text:p>
          </table:table-cell>
          <table:table-cell office:value-type="float" office:value="1704.61128326928" calcext:value-type="float">
            <text:p>1704.6112832693</text:p>
          </table:table-cell>
          <table:table-cell office:value-type="float" office:value="1707.85302899153" calcext:value-type="float">
            <text:p>1707.8530289915</text:p>
          </table:table-cell>
          <table:table-cell office:value-type="float" office:value="1732.72561170224" calcext:value-type="float">
            <text:p>1732.7256117022</text:p>
          </table:table-cell>
        </table:table-row>
        <table:table-row table:style-name="ro1">
          <table:table-cell office:value-type="float" office:value="1706.74410176559" calcext:value-type="float">
            <text:p>1706.7441017656</text:p>
          </table:table-cell>
          <table:table-cell office:value-type="float" office:value="1695.15374078068" calcext:value-type="float">
            <text:p>1695.1537407807</text:p>
          </table:table-cell>
          <table:table-cell office:value-type="float" office:value="1697.20886327986" calcext:value-type="float">
            <text:p>1697.2088632799</text:p>
          </table:table-cell>
          <table:table-cell office:value-type="float" office:value="1734.1234415103" calcext:value-type="float">
            <text:p>1734.1234415103</text:p>
          </table:table-cell>
          <table:table-cell office:value-type="float" office:value="1727.15979221354" calcext:value-type="float">
            <text:p>1727.1597922135</text:p>
          </table:table-cell>
          <table:table-cell office:value-type="float" office:value="1730.62788877413" calcext:value-type="float">
            <text:p>1730.6278887741</text:p>
          </table:table-cell>
          <table:table-cell office:value-type="float" office:value="1719.51782992013" calcext:value-type="float">
            <text:p>1719.5178299201</text:p>
          </table:table-cell>
          <table:table-cell office:value-type="float" office:value="1713.13099591425" calcext:value-type="float">
            <text:p>1713.1309959143</text:p>
          </table:table-cell>
          <table:table-cell office:value-type="float" office:value="1677.13009255629" calcext:value-type="float">
            <text:p>1677.1300925563</text:p>
          </table:table-cell>
          <table:table-cell office:value-type="float" office:value="1730.33995796335" calcext:value-type="float">
            <text:p>1730.3399579634</text:p>
          </table:table-cell>
          <table:table-cell office:value-type="float" office:value="1730.33317911236" calcext:value-type="float">
            <text:p>1730.3331791124</text:p>
          </table:table-cell>
          <table:table-cell office:value-type="float" office:value="1697.06179430498" calcext:value-type="float">
            <text:p>1697.061794305</text:p>
          </table:table-cell>
          <table:table-cell office:value-type="float" office:value="1736.17635978724" calcext:value-type="float">
            <text:p>1736.1763597872</text:p>
          </table:table-cell>
          <table:table-cell office:value-type="float" office:value="1719.7053120811" calcext:value-type="float">
            <text:p>1719.7053120811</text:p>
          </table:table-cell>
          <table:table-cell office:value-type="float" office:value="1692.83714259195" calcext:value-type="float">
            <text:p>1692.837142592</text:p>
          </table:table-cell>
          <table:table-cell office:value-type="float" office:value="1696.54448037684" calcext:value-type="float">
            <text:p>1696.5444803768</text:p>
          </table:table-cell>
          <table:table-cell office:value-type="float" office:value="1703.56569203976" calcext:value-type="float">
            <text:p>1703.5656920398</text:p>
          </table:table-cell>
          <table:table-cell office:value-type="float" office:value="1704.29244034938" calcext:value-type="float">
            <text:p>1704.2924403494</text:p>
          </table:table-cell>
          <table:table-cell office:value-type="float" office:value="1706.71034191029" calcext:value-type="float">
            <text:p>1706.7103419103</text:p>
          </table:table-cell>
          <table:table-cell office:value-type="float" office:value="1731.40195111869" calcext:value-type="float">
            <text:p>1731.4019511187</text:p>
          </table:table-cell>
        </table:table-row>
        <table:table-row table:style-name="ro1">
          <table:table-cell office:value-type="float" office:value="1697.22873992746" calcext:value-type="float">
            <text:p>1697.2287399275</text:p>
          </table:table-cell>
          <table:table-cell office:value-type="float" office:value="1693.09719121191" calcext:value-type="float">
            <text:p>1693.0971912119</text:p>
          </table:table-cell>
          <table:table-cell office:value-type="float" office:value="1696.6554683194" calcext:value-type="float">
            <text:p>1696.6554683194</text:p>
          </table:table-cell>
          <table:table-cell office:value-type="float" office:value="1734.1234415103" calcext:value-type="float">
            <text:p>1734.1234415103</text:p>
          </table:table-cell>
          <table:table-cell office:value-type="float" office:value="1710.3160975521" calcext:value-type="float">
            <text:p>1710.3160975521</text:p>
          </table:table-cell>
          <table:table-cell office:value-type="float" office:value="1734.72148835616" calcext:value-type="float">
            <text:p>1734.7214883562</text:p>
          </table:table-cell>
          <table:table-cell office:value-type="float" office:value="1708.5813966348" calcext:value-type="float">
            <text:p>1708.5813966348</text:p>
          </table:table-cell>
          <table:table-cell office:value-type="float" office:value="1704.84728240376" calcext:value-type="float">
            <text:p>1704.8472824038</text:p>
          </table:table-cell>
          <table:table-cell office:value-type="float" office:value="1664.51094514886" calcext:value-type="float">
            <text:p>1664.5109451489</text:p>
          </table:table-cell>
          <table:table-cell office:value-type="float" office:value="1712.83420437143" calcext:value-type="float">
            <text:p>1712.8342043714</text:p>
          </table:table-cell>
          <table:table-cell office:value-type="float" office:value="1719.64145114562" calcext:value-type="float">
            <text:p>1719.6414511456</text:p>
          </table:table-cell>
          <table:table-cell office:value-type="float" office:value="1692.8337434619" calcext:value-type="float">
            <text:p>1692.8337434619</text:p>
          </table:table-cell>
          <table:table-cell office:value-type="float" office:value="1736.17635978724" calcext:value-type="float">
            <text:p>1736.1763597872</text:p>
          </table:table-cell>
          <table:table-cell office:value-type="float" office:value="1705.79738673563" calcext:value-type="float">
            <text:p>1705.7973867356</text:p>
          </table:table-cell>
          <table:table-cell office:value-type="float" office:value="1678.05200976609" calcext:value-type="float">
            <text:p>1678.0520097661</text:p>
          </table:table-cell>
          <table:table-cell office:value-type="float" office:value="1697.67607998112" calcext:value-type="float">
            <text:p>1697.6760799811</text:p>
          </table:table-cell>
          <table:table-cell office:value-type="float" office:value="1688.2500577546" calcext:value-type="float">
            <text:p>1688.2500577546</text:p>
          </table:table-cell>
          <table:table-cell office:value-type="float" office:value="1696.61530794739" calcext:value-type="float">
            <text:p>1696.6153079474</text:p>
          </table:table-cell>
          <table:table-cell office:value-type="float" office:value="1707.12997348418" calcext:value-type="float">
            <text:p>1707.1299734842</text:p>
          </table:table-cell>
          <table:table-cell office:value-type="float" office:value="1728.49447053099" calcext:value-type="float">
            <text:p>1728.494470531</text:p>
          </table:table-cell>
        </table:table-row>
        <table:table-row table:style-name="ro1">
          <table:table-cell office:value-type="float" office:value="1698.50583588869" calcext:value-type="float">
            <text:p>1698.5058358887</text:p>
          </table:table-cell>
          <table:table-cell office:value-type="float" office:value="1693.09719121191" calcext:value-type="float">
            <text:p>1693.0971912119</text:p>
          </table:table-cell>
          <table:table-cell office:value-type="float" office:value="1695.37283458127" calcext:value-type="float">
            <text:p>1695.3728345813</text:p>
          </table:table-cell>
          <table:table-cell office:value-type="float" office:value="1737.80788269655" calcext:value-type="float">
            <text:p>1737.8078826966</text:p>
          </table:table-cell>
          <table:table-cell office:value-type="float" office:value="0" calcext:value-type="float">
            <text:p>0</text:p>
          </table:table-cell>
          <table:table-cell office:value-type="float" office:value="1734.72148835616" calcext:value-type="float">
            <text:p>1734.7214883562</text:p>
          </table:table-cell>
          <table:table-cell office:value-type="float" office:value="1708.5813966348" calcext:value-type="float">
            <text:p>1708.5813966348</text:p>
          </table:table-cell>
          <table:table-cell office:value-type="float" office:value="1704.04314393517" calcext:value-type="float">
            <text:p>1704.0431439352</text:p>
          </table:table-cell>
          <table:table-cell office:value-type="float" office:value="1664.2297926844" calcext:value-type="float">
            <text:p>1664.2297926844</text:p>
          </table:table-cell>
          <table:table-cell office:value-type="float" office:value="1709.627709971" calcext:value-type="float">
            <text:p>1709.627709971</text:p>
          </table:table-cell>
          <table:table-cell office:value-type="float" office:value="1717.74300775484" calcext:value-type="float">
            <text:p>1717.7430077548</text:p>
          </table:table-cell>
          <table:table-cell office:value-type="float" office:value="1687.35402340457" calcext:value-type="float">
            <text:p>1687.3540234046</text:p>
          </table:table-cell>
          <table:table-cell office:value-type="float" office:value="1714.84186343842" calcext:value-type="float">
            <text:p>1714.8418634384</text:p>
          </table:table-cell>
          <table:table-cell office:value-type="float" office:value="1690.22507329881" calcext:value-type="float">
            <text:p>1690.2250732988</text:p>
          </table:table-cell>
          <table:table-cell office:value-type="float" office:value="1676.10313932767" calcext:value-type="float">
            <text:p>1676.1031393277</text:p>
          </table:table-cell>
          <table:table-cell office:value-type="float" office:value="1697.67607998112" calcext:value-type="float">
            <text:p>1697.6760799811</text:p>
          </table:table-cell>
          <table:table-cell office:value-type="float" office:value="1687.93856448778" calcext:value-type="float">
            <text:p>1687.9385644878</text:p>
          </table:table-cell>
          <table:table-cell office:value-type="float" office:value="1696.61530794739" calcext:value-type="float">
            <text:p>1696.6153079474</text:p>
          </table:table-cell>
          <table:table-cell office:value-type="float" office:value="1713.33323244166" calcext:value-type="float">
            <text:p>1713.3332324417</text:p>
          </table:table-cell>
          <table:table-cell office:value-type="float" office:value="1728.31788422479" calcext:value-type="float">
            <text:p>1728.3178842248</text:p>
          </table:table-cell>
        </table:table-row>
        <table:table-row table:style-name="ro1">
          <table:table-cell office:value-type="float" office:value="1696.89438513421" calcext:value-type="float">
            <text:p>1696.8943851342</text:p>
          </table:table-cell>
          <table:table-cell office:value-type="float" office:value="1687.85599618701" calcext:value-type="float">
            <text:p>1687.855996187</text:p>
          </table:table-cell>
          <table:table-cell office:value-type="float" office:value="1687.98323893202" calcext:value-type="float">
            <text:p>1687.983238932</text:p>
          </table:table-cell>
          <table:table-cell office:value-type="float" office:value="1737.80788269655" calcext:value-type="float">
            <text:p>1737.8078826966</text:p>
          </table:table-cell>
          <table:table-cell office:value-type="float" office:value="0" calcext:value-type="float">
            <text:p>0</text:p>
          </table:table-cell>
          <table:table-cell office:value-type="float" office:value="1736.71610616759" calcext:value-type="float">
            <text:p>1736.7161061676</text:p>
          </table:table-cell>
          <table:table-cell office:value-type="float" office:value="1707.75987052387" calcext:value-type="float">
            <text:p>1707.7598705239</text:p>
          </table:table-cell>
          <table:table-cell office:value-type="float" office:value="1703.74940586295" calcext:value-type="float">
            <text:p>1703.749405863</text:p>
          </table:table-cell>
          <table:table-cell office:value-type="float" office:value="1664.2297926844" calcext:value-type="float">
            <text:p>1664.2297926844</text:p>
          </table:table-cell>
          <table:table-cell office:value-type="float" office:value="1692.92798362345" calcext:value-type="float">
            <text:p>1692.9279836235</text:p>
          </table:table-cell>
          <table:table-cell office:value-type="float" office:value="1704.92835627005" calcext:value-type="float">
            <text:p>1704.9283562701</text:p>
          </table:table-cell>
          <table:table-cell office:value-type="float" office:value="1685.98457340563" calcext:value-type="float">
            <text:p>1685.9845734056</text:p>
          </table:table-cell>
          <table:table-cell office:value-type="float" office:value="1715.78241092888" calcext:value-type="float">
            <text:p>1715.7824109289</text:p>
          </table:table-cell>
          <table:table-cell office:value-type="float" office:value="1690.0887368201" calcext:value-type="float">
            <text:p>1690.0887368201</text:p>
          </table:table-cell>
          <table:table-cell office:value-type="float" office:value="1676.41762349935" calcext:value-type="float">
            <text:p>1676.4176234994</text:p>
          </table:table-cell>
          <table:table-cell office:value-type="float" office:value="1685.42589084952" calcext:value-type="float">
            <text:p>1685.4258908495</text:p>
          </table:table-cell>
          <table:table-cell office:value-type="float" office:value="1688.94698435072" calcext:value-type="float">
            <text:p>1688.9469843507</text:p>
          </table:table-cell>
          <table:table-cell office:value-type="float" office:value="1686.67318469017" calcext:value-type="float">
            <text:p>1686.6731846902</text:p>
          </table:table-cell>
          <table:table-cell office:value-type="float" office:value="1707.9253648236" calcext:value-type="float">
            <text:p>1707.9253648236</text:p>
          </table:table-cell>
          <table:table-cell office:value-type="float" office:value="1726.08111078906" calcext:value-type="float">
            <text:p>1726.0811107891</text:p>
          </table:table-cell>
        </table:table-row>
        <table:table-row table:style-name="ro1">
          <table:table-cell office:value-type="float" office:value="1696.17882464378" calcext:value-type="float">
            <text:p>1696.1788246438</text:p>
          </table:table-cell>
          <table:table-cell office:value-type="float" office:value="1673.95220248385" calcext:value-type="float">
            <text:p>1673.9522024839</text:p>
          </table:table-cell>
          <table:table-cell office:value-type="float" office:value="1683.83446596071" calcext:value-type="float">
            <text:p>1683.8344659607</text:p>
          </table:table-cell>
          <table:table-cell office:value-type="float" office:value="1739.84438331651" calcext:value-type="float">
            <text:p>1739.8443833165</text:p>
          </table:table-cell>
          <table:table-cell office:value-type="float" office:value="0" calcext:value-type="float">
            <text:p>0</text:p>
          </table:table-cell>
          <table:table-cell office:value-type="float" office:value="1737.31106123959" calcext:value-type="float">
            <text:p>1737.3110612396</text:p>
          </table:table-cell>
          <table:table-cell office:value-type="float" office:value="1703.60894038567" calcext:value-type="float">
            <text:p>1703.6089403857</text:p>
          </table:table-cell>
          <table:table-cell office:value-type="float" office:value="1700.84363048798" calcext:value-type="float">
            <text:p>1700.843630488</text:p>
          </table:table-cell>
          <table:table-cell office:value-type="float" office:value="1664.2297926844" calcext:value-type="float">
            <text:p>1664.2297926844</text:p>
          </table:table-cell>
          <table:table-cell office:value-type="float" office:value="1691.77743794741" calcext:value-type="float">
            <text:p>1691.7774379474</text:p>
          </table:table-cell>
          <table:table-cell office:value-type="float" office:value="1702.47786716388" calcext:value-type="float">
            <text:p>1702.4778671639</text:p>
          </table:table-cell>
          <table:table-cell office:value-type="float" office:value="1686.3338503777" calcext:value-type="float">
            <text:p>1686.3338503777</text:p>
          </table:table-cell>
          <table:table-cell office:value-type="float" office:value="1715.94366315184" calcext:value-type="float">
            <text:p>1715.9436631518</text:p>
          </table:table-cell>
          <table:table-cell office:value-type="float" office:value="1691.40844564288" calcext:value-type="float">
            <text:p>1691.4084456429</text:p>
          </table:table-cell>
          <table:table-cell office:value-type="float" office:value="1675.1531999541" calcext:value-type="float">
            <text:p>1675.1531999541</text:p>
          </table:table-cell>
          <table:table-cell office:value-type="float" office:value="1685.42589084952" calcext:value-type="float">
            <text:p>1685.4258908495</text:p>
          </table:table-cell>
          <table:table-cell office:value-type="float" office:value="1688.48711498913" calcext:value-type="float">
            <text:p>1688.4871149891</text:p>
          </table:table-cell>
          <table:table-cell office:value-type="float" office:value="1686.7509469666" calcext:value-type="float">
            <text:p>1686.7509469666</text:p>
          </table:table-cell>
          <table:table-cell office:value-type="float" office:value="1706.60187625189" calcext:value-type="float">
            <text:p>1706.6018762519</text:p>
          </table:table-cell>
          <table:table-cell office:value-type="float" office:value="1726.08111078906" calcext:value-type="float">
            <text:p>1726.0811107891</text:p>
          </table:table-cell>
        </table:table-row>
        <table:table-row table:style-name="ro1">
          <table:table-cell office:value-type="float" office:value="1698.35696109723" calcext:value-type="float">
            <text:p>1698.3569610972</text:p>
          </table:table-cell>
          <table:table-cell office:value-type="float" office:value="1673.95220248385" calcext:value-type="float">
            <text:p>1673.9522024839</text:p>
          </table:table-cell>
          <table:table-cell office:value-type="float" office:value="1681.26603371555" calcext:value-type="float">
            <text:p>1681.2660337156</text:p>
          </table:table-cell>
          <table:table-cell office:value-type="float" office:value="1739.9490971529" calcext:value-type="float">
            <text:p>1739.9490971529</text:p>
          </table:table-cell>
          <table:table-cell office:value-type="float" office:value="0" calcext:value-type="float">
            <text:p>0</text:p>
          </table:table-cell>
          <table:table-cell office:value-type="float" office:value="1736.63889248186" calcext:value-type="float">
            <text:p>1736.6388924819</text:p>
          </table:table-cell>
          <table:table-cell office:value-type="float" office:value="1701.54049804037" calcext:value-type="float">
            <text:p>1701.5404980404</text:p>
          </table:table-cell>
          <table:table-cell office:value-type="float" office:value="1704.38083753047" calcext:value-type="float">
            <text:p>1704.3808375305</text:p>
          </table:table-cell>
          <table:table-cell office:value-type="float" office:value="1664.2297926844" calcext:value-type="float">
            <text:p>1664.2297926844</text:p>
          </table:table-cell>
          <table:table-cell office:value-type="float" office:value="1674.8329174587" calcext:value-type="float">
            <text:p>1674.8329174587</text:p>
          </table:table-cell>
          <table:table-cell office:value-type="float" office:value="1689.46308050757" calcext:value-type="float">
            <text:p>1689.4630805076</text:p>
          </table:table-cell>
          <table:table-cell office:value-type="float" office:value="1682.35015865066" calcext:value-type="float">
            <text:p>1682.3501586507</text:p>
          </table:table-cell>
          <table:table-cell office:value-type="float" office:value="1715.68546860211" calcext:value-type="float">
            <text:p>1715.6854686021</text:p>
          </table:table-cell>
          <table:table-cell office:value-type="float" office:value="1690.4059335312" calcext:value-type="float">
            <text:p>1690.4059335312</text:p>
          </table:table-cell>
          <table:table-cell office:value-type="float" office:value="1673.58626357667" calcext:value-type="float">
            <text:p>1673.5862635767</text:p>
          </table:table-cell>
          <table:table-cell office:value-type="float" office:value="1686.8456993683" calcext:value-type="float">
            <text:p>1686.8456993683</text:p>
          </table:table-cell>
          <table:table-cell office:value-type="float" office:value="1688.45120353465" calcext:value-type="float">
            <text:p>1688.4512035347</text:p>
          </table:table-cell>
          <table:table-cell office:value-type="float" office:value="1688.35657739311" calcext:value-type="float">
            <text:p>1688.3565773931</text:p>
          </table:table-cell>
          <table:table-cell office:value-type="float" office:value="1698.96259334886" calcext:value-type="float">
            <text:p>1698.9625933489</text:p>
          </table:table-cell>
          <table:table-cell office:value-type="float" office:value="1713.82242698464" calcext:value-type="float">
            <text:p>1713.8224269846</text:p>
          </table:table-cell>
        </table:table-row>
        <table:table-row table:style-name="ro1">
          <table:table-cell office:value-type="float" office:value="1696.54528733637" calcext:value-type="float">
            <text:p>1696.5452873364</text:p>
          </table:table-cell>
          <table:table-cell office:value-type="float" office:value="0" calcext:value-type="float">
            <text:p>0</text:p>
          </table:table-cell>
          <table:table-cell office:value-type="float" office:value="1681.26603371555" calcext:value-type="float">
            <text:p>1681.2660337156</text:p>
          </table:table-cell>
          <table:table-cell office:value-type="float" office:value="1723.30505368757" calcext:value-type="float">
            <text:p>1723.3050536876</text:p>
          </table:table-cell>
          <table:table-cell office:value-type="float" office:value="0" calcext:value-type="float">
            <text:p>0</text:p>
          </table:table-cell>
          <table:table-cell office:value-type="float" office:value="1737.45630978997" calcext:value-type="float">
            <text:p>1737.45630979</text:p>
          </table:table-cell>
          <table:table-cell office:value-type="float" office:value="0" calcext:value-type="float">
            <text:p>0</text:p>
          </table:table-cell>
          <table:table-cell office:value-type="float" office:value="1704.39140766934" calcext:value-type="float">
            <text:p>1704.391407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2.17570616748" calcext:value-type="float">
            <text:p>1682.1757061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6.471430805" calcext:value-type="float">
            <text:p>1686.471430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5.31912443261" calcext:value-type="float">
            <text:p>1715.3191244326</text:p>
          </table:table-cell>
        </table:table-row>
        <table:table-row table:style-name="ro1">
          <table:table-cell office:value-type="float" office:value="1697.18973720659" calcext:value-type="float">
            <text:p>1697.1897372066</text:p>
          </table:table-cell>
          <table:table-cell office:value-type="float" office:value="0" calcext:value-type="float">
            <text:p>0</text:p>
          </table:table-cell>
          <table:table-cell office:value-type="float" office:value="1679.88751606958" calcext:value-type="float">
            <text:p>1679.8875160696</text:p>
          </table:table-cell>
          <table:table-cell office:value-type="float" office:value="1719.12966026146" calcext:value-type="float">
            <text:p>1719.1296602615</text:p>
          </table:table-cell>
          <table:table-cell office:value-type="float" office:value="0" calcext:value-type="float">
            <text:p>0</text:p>
          </table:table-cell>
          <table:table-cell office:value-type="float" office:value="1735.25445112778" calcext:value-type="float">
            <text:p>1735.2544511278</text:p>
          </table:table-cell>
          <table:table-cell office:value-type="float" office:value="0" calcext:value-type="float">
            <text:p>0</text:p>
          </table:table-cell>
          <table:table-cell office:value-type="float" office:value="1704.13044803338" calcext:value-type="float">
            <text:p>1704.130448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8.2145365378" calcext:value-type="float">
            <text:p>1678.21453653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6.06225904362" calcext:value-type="float">
            <text:p>1686.062259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9.12838626216" calcext:value-type="float">
            <text:p>1719.1283862622</text:p>
          </table:table-cell>
        </table:table-row>
        <table:table-row table:style-name="ro1">
          <table:table-cell office:value-type="float" office:value="1695.55865970444" calcext:value-type="float">
            <text:p>1695.5586597044</text:p>
          </table:table-cell>
          <table:table-cell office:value-type="float" office:value="0" calcext:value-type="float">
            <text:p>0</text:p>
          </table:table-cell>
          <table:table-cell office:value-type="float" office:value="1678.51880559583" calcext:value-type="float">
            <text:p>1678.5188055958</text:p>
          </table:table-cell>
          <table:table-cell office:value-type="float" office:value="1717.60106932986" calcext:value-type="float">
            <text:p>1717.6010693299</text:p>
          </table:table-cell>
          <table:table-cell office:value-type="float" office:value="0" calcext:value-type="float">
            <text:p>0</text:p>
          </table:table-cell>
          <table:table-cell office:value-type="float" office:value="1735.25445112778" calcext:value-type="float">
            <text:p>1735.2544511278</text:p>
          </table:table-cell>
          <table:table-cell office:value-type="float" office:value="0" calcext:value-type="float">
            <text:p>0</text:p>
          </table:table-cell>
          <table:table-cell office:value-type="float" office:value="1706.42934771124" calcext:value-type="float">
            <text:p>1706.429347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.23118892429" calcext:value-type="float">
            <text:p>1670.2311889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6.4876547101" calcext:value-type="float">
            <text:p>1686.4876547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3.74231913649" calcext:value-type="float">
            <text:p>1713.7423191365</text:p>
          </table:table-cell>
        </table:table-row>
        <table:table-row table:style-name="ro1">
          <table:table-cell office:value-type="float" office:value="1692.36161729843" calcext:value-type="float">
            <text:p>1692.3616172984</text:p>
          </table:table-cell>
          <table:table-cell office:value-type="float" office:value="0" calcext:value-type="float">
            <text:p>0</text:p>
          </table:table-cell>
          <table:table-cell office:value-type="float" office:value="1677.70610603042" calcext:value-type="float">
            <text:p>1677.7061060304</text:p>
          </table:table-cell>
          <table:table-cell office:value-type="float" office:value="1715.86457507693" calcext:value-type="float">
            <text:p>1715.8645750769</text:p>
          </table:table-cell>
          <table:table-cell office:value-type="float" office:value="0" calcext:value-type="float">
            <text:p>0</text:p>
          </table:table-cell>
          <table:table-cell office:value-type="float" office:value="1735.25445112778" calcext:value-type="float">
            <text:p>1735.2544511278</text:p>
          </table:table-cell>
          <table:table-cell office:value-type="float" office:value="0" calcext:value-type="float">
            <text:p>0</text:p>
          </table:table-cell>
          <table:table-cell office:value-type="float" office:value="1706.42934771124" calcext:value-type="float">
            <text:p>1706.429347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9.88084870496" calcext:value-type="float">
            <text:p>1669.880848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7.49649867103" calcext:value-type="float">
            <text:p>1687.496498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5.79019909935" calcext:value-type="float">
            <text:p>1715.7901990994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float" office:value="531.069849256166" calcext:value-type="float">
            <text:p>531.0698492562</text:p>
          </table:table-cell>
          <table:table-cell office:value-type="float" office:value="535.031715806746" calcext:value-type="float">
            <text:p>535.0317158067</text:p>
          </table:table-cell>
          <table:table-cell office:value-type="float" office:value="536.808292958047" calcext:value-type="float">
            <text:p>536.808292958</text:p>
          </table:table-cell>
          <table:table-cell office:value-type="float" office:value="535.134817308298" calcext:value-type="float">
            <text:p>535.1348173083</text:p>
          </table:table-cell>
          <table:table-cell office:value-type="float" office:value="529.541901687024" calcext:value-type="float">
            <text:p>529.541901687</text:p>
          </table:table-cell>
          <table:table-cell office:value-type="float" office:value="534.105239552477" calcext:value-type="float">
            <text:p>534.1052395525</text:p>
          </table:table-cell>
          <table:table-cell office:value-type="float" office:value="535.217225978679" calcext:value-type="float">
            <text:p>535.2172259787</text:p>
          </table:table-cell>
          <table:table-cell office:value-type="float" office:value="533.321835841463" calcext:value-type="float">
            <text:p>533.3218358415</text:p>
          </table:table-cell>
          <table:table-cell office:value-type="float" office:value="523.963597320086" calcext:value-type="float">
            <text:p>523.9635973201</text:p>
          </table:table-cell>
          <table:table-cell office:value-type="float" office:value="532.487166335597" calcext:value-type="float">
            <text:p>532.4871663356</text:p>
          </table:table-cell>
          <table:table-cell office:value-type="float" office:value="534.604227488723" calcext:value-type="float">
            <text:p>534.6042274887</text:p>
          </table:table-cell>
          <table:table-cell office:value-type="float" office:value="533.900965044253" calcext:value-type="float">
            <text:p>533.9009650443</text:p>
          </table:table-cell>
          <table:table-cell office:value-type="float" office:value="532.175995232451" calcext:value-type="float">
            <text:p>532.1759952325</text:p>
          </table:table-cell>
          <table:table-cell office:value-type="float" office:value="532.958774317709" calcext:value-type="float">
            <text:p>532.9587743177</text:p>
          </table:table-cell>
          <table:table-cell office:value-type="float" office:value="537.288336983846" calcext:value-type="float">
            <text:p>537.2883369838</text:p>
          </table:table-cell>
          <table:table-cell office:value-type="float" office:value="542.818238000206" calcext:value-type="float">
            <text:p>542.8182380002</text:p>
          </table:table-cell>
          <table:table-cell office:value-type="float" office:value="533.18632749658" calcext:value-type="float">
            <text:p>533.1863274966</text:p>
          </table:table-cell>
          <table:table-cell office:value-type="float" office:value="527.407686104403" calcext:value-type="float">
            <text:p>527.4076861044</text:p>
          </table:table-cell>
          <table:table-cell office:value-type="float" office:value="540.792683789989" calcext:value-type="float">
            <text:p>540.79268379</text:p>
          </table:table-cell>
          <table:table-cell office:value-type="float" office:value="537.145464526724" calcext:value-type="float">
            <text:p>537.1454645267</text:p>
          </table:table-cell>
          <table:table-cell/>
        </table:table-row>
        <table:table-row table:style-name="ro1">
          <table:table-cell office:value-type="float" office:value="542.102655857552" calcext:value-type="float">
            <text:p>542.1026558576</text:p>
          </table:table-cell>
          <table:table-cell office:value-type="float" office:value="534.992003680002" calcext:value-type="float">
            <text:p>534.99200368</text:p>
          </table:table-cell>
          <table:table-cell office:value-type="float" office:value="556.672101670914" calcext:value-type="float">
            <text:p>556.6721016709</text:p>
          </table:table-cell>
          <table:table-cell office:value-type="float" office:value="529.788113769486" calcext:value-type="float">
            <text:p>529.7881137695</text:p>
          </table:table-cell>
          <table:table-cell office:value-type="float" office:value="528.028651900836" calcext:value-type="float">
            <text:p>528.0286519008</text:p>
          </table:table-cell>
          <table:table-cell office:value-type="float" office:value="541.553894534257" calcext:value-type="float">
            <text:p>541.5538945343</text:p>
          </table:table-cell>
          <table:table-cell office:value-type="float" office:value="533.621082697596" calcext:value-type="float">
            <text:p>533.6210826976</text:p>
          </table:table-cell>
          <table:table-cell office:value-type="float" office:value="541.552184920761" calcext:value-type="float">
            <text:p>541.5521849208</text:p>
          </table:table-cell>
          <table:table-cell office:value-type="float" office:value="522.047481029097" calcext:value-type="float">
            <text:p>522.0474810291</text:p>
          </table:table-cell>
          <table:table-cell office:value-type="float" office:value="542.568992256414" calcext:value-type="float">
            <text:p>542.5689922564</text:p>
          </table:table-cell>
          <table:table-cell office:value-type="float" office:value="536.086487950026" calcext:value-type="float">
            <text:p>536.08648795</text:p>
          </table:table-cell>
          <table:table-cell office:value-type="float" office:value="553.63929044057" calcext:value-type="float">
            <text:p>553.6392904406</text:p>
          </table:table-cell>
          <table:table-cell office:value-type="float" office:value="542.594206523949" calcext:value-type="float">
            <text:p>542.5942065239</text:p>
          </table:table-cell>
          <table:table-cell office:value-type="float" office:value="539.183274889824" calcext:value-type="float">
            <text:p>539.1832748898</text:p>
          </table:table-cell>
          <table:table-cell office:value-type="float" office:value="535.627213833183" calcext:value-type="float">
            <text:p>535.6272138332</text:p>
          </table:table-cell>
          <table:table-cell office:value-type="float" office:value="546.167071235307" calcext:value-type="float">
            <text:p>546.1670712353</text:p>
          </table:table-cell>
          <table:table-cell office:value-type="float" office:value="534.595538305667" calcext:value-type="float">
            <text:p>534.5955383057</text:p>
          </table:table-cell>
          <table:table-cell office:value-type="float" office:value="527.672137550553" calcext:value-type="float">
            <text:p>527.6721375506</text:p>
          </table:table-cell>
          <table:table-cell office:value-type="float" office:value="540.912632076076" calcext:value-type="float">
            <text:p>540.9126320761</text:p>
          </table:table-cell>
          <table:table-cell office:value-type="float" office:value="534.955419153289" calcext:value-type="float">
            <text:p>534.9554191533</text:p>
          </table:table-cell>
          <table:table-cell/>
        </table:table-row>
        <table:table-row table:style-name="ro1">
          <table:table-cell office:value-type="float" office:value="543.801080235632" calcext:value-type="float">
            <text:p>543.8010802356</text:p>
          </table:table-cell>
          <table:table-cell office:value-type="float" office:value="536.182850635926" calcext:value-type="float">
            <text:p>536.1828506359</text:p>
          </table:table-cell>
          <table:table-cell office:value-type="float" office:value="553.834186766717" calcext:value-type="float">
            <text:p>553.8341867667</text:p>
          </table:table-cell>
          <table:table-cell office:value-type="float" office:value="531.179280726649" calcext:value-type="float">
            <text:p>531.1792807266</text:p>
          </table:table-cell>
          <table:table-cell office:value-type="float" office:value="525.580568717479" calcext:value-type="float">
            <text:p>525.5805687175</text:p>
          </table:table-cell>
          <table:table-cell office:value-type="float" office:value="544.054049405234" calcext:value-type="float">
            <text:p>544.0540494052</text:p>
          </table:table-cell>
          <table:table-cell office:value-type="float" office:value="553.532843517761" calcext:value-type="float">
            <text:p>553.5328435178</text:p>
          </table:table-cell>
          <table:table-cell office:value-type="float" office:value="543.134830031498" calcext:value-type="float">
            <text:p>543.1348300315</text:p>
          </table:table-cell>
          <table:table-cell office:value-type="float" office:value="539.176231362572" calcext:value-type="float">
            <text:p>539.1762313626</text:p>
          </table:table-cell>
          <table:table-cell office:value-type="float" office:value="541.270327419996" calcext:value-type="float">
            <text:p>541.27032742</text:p>
          </table:table-cell>
          <table:table-cell office:value-type="float" office:value="536.814659342978" calcext:value-type="float">
            <text:p>536.814659343</text:p>
          </table:table-cell>
          <table:table-cell office:value-type="float" office:value="554.556297490937" calcext:value-type="float">
            <text:p>554.5562974909</text:p>
          </table:table-cell>
          <table:table-cell office:value-type="float" office:value="542.706330585558" calcext:value-type="float">
            <text:p>542.7063305856</text:p>
          </table:table-cell>
          <table:table-cell office:value-type="float" office:value="540.466212119709" calcext:value-type="float">
            <text:p>540.4662121197</text:p>
          </table:table-cell>
          <table:table-cell office:value-type="float" office:value="537.486250192549" calcext:value-type="float">
            <text:p>537.4862501925</text:p>
          </table:table-cell>
          <table:table-cell office:value-type="float" office:value="548.450983959512" calcext:value-type="float">
            <text:p>548.4509839595</text:p>
          </table:table-cell>
          <table:table-cell office:value-type="float" office:value="534.39795252752" calcext:value-type="float">
            <text:p>534.3979525275</text:p>
          </table:table-cell>
          <table:table-cell office:value-type="float" office:value="529.014874062075" calcext:value-type="float">
            <text:p>529.0148740621</text:p>
          </table:table-cell>
          <table:table-cell office:value-type="float" office:value="553.482430112919" calcext:value-type="float">
            <text:p>553.4824301129</text:p>
          </table:table-cell>
          <table:table-cell office:value-type="float" office:value="537.863854683357" calcext:value-type="float">
            <text:p>537.8638546834</text:p>
          </table:table-cell>
          <table:table-cell/>
        </table:table-row>
        <table:table-row table:style-name="ro1">
          <table:table-cell office:value-type="float" office:value="531.162263299643" calcext:value-type="float">
            <text:p>531.1622632996</text:p>
          </table:table-cell>
          <table:table-cell office:value-type="float" office:value="539.499190685147" calcext:value-type="float">
            <text:p>539.4991906851</text:p>
          </table:table-cell>
          <table:table-cell office:value-type="float" office:value="551.873701851244" calcext:value-type="float">
            <text:p>551.8737018512</text:p>
          </table:table-cell>
          <table:table-cell office:value-type="float" office:value="539.766936688347" calcext:value-type="float">
            <text:p>539.7669366883</text:p>
          </table:table-cell>
          <table:table-cell office:value-type="float" office:value="538.023630948787" calcext:value-type="float">
            <text:p>538.0236309488</text:p>
          </table:table-cell>
          <table:table-cell office:value-type="float" office:value="546.553736771906" calcext:value-type="float">
            <text:p>546.5537367719</text:p>
          </table:table-cell>
          <table:table-cell office:value-type="float" office:value="564.028829580599" calcext:value-type="float">
            <text:p>564.0288295806</text:p>
          </table:table-cell>
          <table:table-cell office:value-type="float" office:value="558.230516768139" calcext:value-type="float">
            <text:p>558.2305167681</text:p>
          </table:table-cell>
          <table:table-cell office:value-type="float" office:value="528.896943438317" calcext:value-type="float">
            <text:p>528.8969434383</text:p>
          </table:table-cell>
          <table:table-cell office:value-type="float" office:value="535.023840827709" calcext:value-type="float">
            <text:p>535.0238408277</text:p>
          </table:table-cell>
          <table:table-cell office:value-type="float" office:value="539.638421955348" calcext:value-type="float">
            <text:p>539.6384219553</text:p>
          </table:table-cell>
          <table:table-cell office:value-type="float" office:value="555.679260381282" calcext:value-type="float">
            <text:p>555.6792603813</text:p>
          </table:table-cell>
          <table:table-cell office:value-type="float" office:value="541.803820544315" calcext:value-type="float">
            <text:p>541.8038205443</text:p>
          </table:table-cell>
          <table:table-cell office:value-type="float" office:value="542.703834059839" calcext:value-type="float">
            <text:p>542.7038340598</text:p>
          </table:table-cell>
          <table:table-cell office:value-type="float" office:value="539.400710563296" calcext:value-type="float">
            <text:p>539.4007105633</text:p>
          </table:table-cell>
          <table:table-cell office:value-type="float" office:value="550.806372733035" calcext:value-type="float">
            <text:p>550.806372733</text:p>
          </table:table-cell>
          <table:table-cell office:value-type="float" office:value="533.101559036954" calcext:value-type="float">
            <text:p>533.101559037</text:p>
          </table:table-cell>
          <table:table-cell office:value-type="float" office:value="530.013306064068" calcext:value-type="float">
            <text:p>530.0133060641</text:p>
          </table:table-cell>
          <table:table-cell office:value-type="float" office:value="556.214928145711" calcext:value-type="float">
            <text:p>556.2149281457</text:p>
          </table:table-cell>
          <table:table-cell office:value-type="float" office:value="538.871026161843" calcext:value-type="float">
            <text:p>538.8710261618</text:p>
          </table:table-cell>
          <table:table-cell/>
        </table:table-row>
        <table:table-row table:style-name="ro1">
          <table:table-cell office:value-type="float" office:value="540.403227245169" calcext:value-type="float">
            <text:p>540.4032272452</text:p>
          </table:table-cell>
          <table:table-cell office:value-type="float" office:value="542.641287506923" calcext:value-type="float">
            <text:p>542.6412875069</text:p>
          </table:table-cell>
          <table:table-cell office:value-type="float" office:value="567.88442889873" calcext:value-type="float">
            <text:p>567.8844288987</text:p>
          </table:table-cell>
          <table:table-cell office:value-type="float" office:value="551.841095831017" calcext:value-type="float">
            <text:p>551.841095831</text:p>
          </table:table-cell>
          <table:table-cell office:value-type="float" office:value="537.726160073186" calcext:value-type="float">
            <text:p>537.7261600732</text:p>
          </table:table-cell>
          <table:table-cell office:value-type="float" office:value="554.933535659343" calcext:value-type="float">
            <text:p>554.9335356593</text:p>
          </table:table-cell>
          <table:table-cell office:value-type="float" office:value="563.992390329242" calcext:value-type="float">
            <text:p>563.9923903292</text:p>
          </table:table-cell>
          <table:table-cell office:value-type="float" office:value="561.961333831551" calcext:value-type="float">
            <text:p>561.9613338316</text:p>
          </table:table-cell>
          <table:table-cell office:value-type="float" office:value="529.065684076854" calcext:value-type="float">
            <text:p>529.0656840769</text:p>
          </table:table-cell>
          <table:table-cell office:value-type="float" office:value="540.808743216957" calcext:value-type="float">
            <text:p>540.808743217</text:p>
          </table:table-cell>
          <table:table-cell office:value-type="float" office:value="556.203711271508" calcext:value-type="float">
            <text:p>556.2037112715</text:p>
          </table:table-cell>
          <table:table-cell office:value-type="float" office:value="557.884143985923" calcext:value-type="float">
            <text:p>557.8841439859</text:p>
          </table:table-cell>
          <table:table-cell office:value-type="float" office:value="560.426831711529" calcext:value-type="float">
            <text:p>560.4268317115</text:p>
          </table:table-cell>
          <table:table-cell office:value-type="float" office:value="548.160751326523" calcext:value-type="float">
            <text:p>548.1607513265</text:p>
          </table:table-cell>
          <table:table-cell office:value-type="float" office:value="541.523369867606" calcext:value-type="float">
            <text:p>541.5233698676</text:p>
          </table:table-cell>
          <table:table-cell office:value-type="float" office:value="549.969615835368" calcext:value-type="float">
            <text:p>549.9696158354</text:p>
          </table:table-cell>
          <table:table-cell office:value-type="float" office:value="533.101559036954" calcext:value-type="float">
            <text:p>533.101559037</text:p>
          </table:table-cell>
          <table:table-cell office:value-type="float" office:value="534.29731951328" calcext:value-type="float">
            <text:p>534.2973195133</text:p>
          </table:table-cell>
          <table:table-cell office:value-type="float" office:value="555.82901563646" calcext:value-type="float">
            <text:p>555.8290156365</text:p>
          </table:table-cell>
          <table:table-cell office:value-type="float" office:value="541.71005689238" calcext:value-type="float">
            <text:p>541.7100568924</text:p>
          </table:table-cell>
          <table:table-cell/>
        </table:table-row>
        <table:table-row table:style-name="ro1">
          <table:table-cell office:value-type="float" office:value="542.074069008181" calcext:value-type="float">
            <text:p>542.0740690082</text:p>
          </table:table-cell>
          <table:table-cell office:value-type="float" office:value="547.017569156621" calcext:value-type="float">
            <text:p>547.0175691566</text:p>
          </table:table-cell>
          <table:table-cell office:value-type="float" office:value="569.428962001274" calcext:value-type="float">
            <text:p>569.4289620013</text:p>
          </table:table-cell>
          <table:table-cell office:value-type="float" office:value="550.122432616124" calcext:value-type="float">
            <text:p>550.1224326161</text:p>
          </table:table-cell>
          <table:table-cell office:value-type="float" office:value="552.308673514308" calcext:value-type="float">
            <text:p>552.3086735143</text:p>
          </table:table-cell>
          <table:table-cell office:value-type="float" office:value="555.801333802622" calcext:value-type="float">
            <text:p>555.8013338026</text:p>
          </table:table-cell>
          <table:table-cell office:value-type="float" office:value="565.12107645756" calcext:value-type="float">
            <text:p>565.1210764576</text:p>
          </table:table-cell>
          <table:table-cell office:value-type="float" office:value="562.571243115891" calcext:value-type="float">
            <text:p>562.5712431159</text:p>
          </table:table-cell>
          <table:table-cell office:value-type="float" office:value="532.789618292202" calcext:value-type="float">
            <text:p>532.7896182922</text:p>
          </table:table-cell>
          <table:table-cell office:value-type="float" office:value="553.562016126329" calcext:value-type="float">
            <text:p>553.5620161263</text:p>
          </table:table-cell>
          <table:table-cell office:value-type="float" office:value="555.388057357734" calcext:value-type="float">
            <text:p>555.3880573577</text:p>
          </table:table-cell>
          <table:table-cell office:value-type="float" office:value="556.903312987168" calcext:value-type="float">
            <text:p>556.9033129872</text:p>
          </table:table-cell>
          <table:table-cell office:value-type="float" office:value="571.648043962921" calcext:value-type="float">
            <text:p>571.6480439629</text:p>
          </table:table-cell>
          <table:table-cell office:value-type="float" office:value="548.854980902851" calcext:value-type="float">
            <text:p>548.8549809029</text:p>
          </table:table-cell>
          <table:table-cell office:value-type="float" office:value="545.297380331356" calcext:value-type="float">
            <text:p>545.2973803314</text:p>
          </table:table-cell>
          <table:table-cell office:value-type="float" office:value="556.958526919849" calcext:value-type="float">
            <text:p>556.9585269198</text:p>
          </table:table-cell>
          <table:table-cell office:value-type="float" office:value="533.763843331684" calcext:value-type="float">
            <text:p>533.7638433317</text:p>
          </table:table-cell>
          <table:table-cell office:value-type="float" office:value="534.431002543097" calcext:value-type="float">
            <text:p>534.4310025431</text:p>
          </table:table-cell>
          <table:table-cell office:value-type="float" office:value="561.134489081787" calcext:value-type="float">
            <text:p>561.1344890818</text:p>
          </table:table-cell>
          <table:table-cell office:value-type="float" office:value="540.503508120959" calcext:value-type="float">
            <text:p>540.503508121</text:p>
          </table:table-cell>
          <table:table-cell/>
        </table:table-row>
        <table:table-row table:style-name="ro1">
          <table:table-cell office:value-type="float" office:value="542.497726955854" calcext:value-type="float">
            <text:p>542.4977269559</text:p>
          </table:table-cell>
          <table:table-cell office:value-type="float" office:value="547.635554750744" calcext:value-type="float">
            <text:p>547.6355547507</text:p>
          </table:table-cell>
          <table:table-cell office:value-type="float" office:value="569.284524715283" calcext:value-type="float">
            <text:p>569.2845247153</text:p>
          </table:table-cell>
          <table:table-cell office:value-type="float" office:value="547.233979948408" calcext:value-type="float">
            <text:p>547.2339799484</text:p>
          </table:table-cell>
          <table:table-cell office:value-type="float" office:value="548.942248992628" calcext:value-type="float">
            <text:p>548.9422489926</text:p>
          </table:table-cell>
          <table:table-cell office:value-type="float" office:value="555.801333802622" calcext:value-type="float">
            <text:p>555.8013338026</text:p>
          </table:table-cell>
          <table:table-cell office:value-type="float" office:value="564.946054864357" calcext:value-type="float">
            <text:p>564.9460548644</text:p>
          </table:table-cell>
          <table:table-cell office:value-type="float" office:value="562.706022078458" calcext:value-type="float">
            <text:p>562.7060220785</text:p>
          </table:table-cell>
          <table:table-cell office:value-type="float" office:value="532.474006177349" calcext:value-type="float">
            <text:p>532.4740061773</text:p>
          </table:table-cell>
          <table:table-cell office:value-type="float" office:value="557.441561518156" calcext:value-type="float">
            <text:p>557.4415615182</text:p>
          </table:table-cell>
          <table:table-cell office:value-type="float" office:value="556.625379391962" calcext:value-type="float">
            <text:p>556.625379392</text:p>
          </table:table-cell>
          <table:table-cell office:value-type="float" office:value="573.567674523585" calcext:value-type="float">
            <text:p>573.5676745236</text:p>
          </table:table-cell>
          <table:table-cell office:value-type="float" office:value="576.826184609431" calcext:value-type="float">
            <text:p>576.8261846094</text:p>
          </table:table-cell>
          <table:table-cell office:value-type="float" office:value="551.668135761755" calcext:value-type="float">
            <text:p>551.6681357618</text:p>
          </table:table-cell>
          <table:table-cell office:value-type="float" office:value="551.124889782171" calcext:value-type="float">
            <text:p>551.1248897822</text:p>
          </table:table-cell>
          <table:table-cell office:value-type="float" office:value="560.625568994621" calcext:value-type="float">
            <text:p>560.6255689946</text:p>
          </table:table-cell>
          <table:table-cell office:value-type="float" office:value="533.676277192915" calcext:value-type="float">
            <text:p>533.6762771929</text:p>
          </table:table-cell>
          <table:table-cell office:value-type="float" office:value="534.006603799467" calcext:value-type="float">
            <text:p>534.0066037995</text:p>
          </table:table-cell>
          <table:table-cell office:value-type="float" office:value="560.167744259073" calcext:value-type="float">
            <text:p>560.1677442591</text:p>
          </table:table-cell>
          <table:table-cell office:value-type="float" office:value="541.94284584791" calcext:value-type="float">
            <text:p>541.9428458479</text:p>
          </table:table-cell>
          <table:table-cell/>
        </table:table-row>
        <table:table-row table:style-name="ro1">
          <table:table-cell office:value-type="float" office:value="540.266796026504" calcext:value-type="float">
            <text:p>540.2667960265</text:p>
          </table:table-cell>
          <table:table-cell office:value-type="float" office:value="547.812534520079" calcext:value-type="float">
            <text:p>547.8125345201</text:p>
          </table:table-cell>
          <table:table-cell office:value-type="float" office:value="576.635443702174" calcext:value-type="float">
            <text:p>576.6354437022</text:p>
          </table:table-cell>
          <table:table-cell office:value-type="float" office:value="547.233979948408" calcext:value-type="float">
            <text:p>547.2339799484</text:p>
          </table:table-cell>
          <table:table-cell office:value-type="float" office:value="548.942248992628" calcext:value-type="float">
            <text:p>548.9422489926</text:p>
          </table:table-cell>
          <table:table-cell office:value-type="float" office:value="555.374839638092" calcext:value-type="float">
            <text:p>555.3748396381</text:p>
          </table:table-cell>
          <table:table-cell office:value-type="float" office:value="567.300831201741" calcext:value-type="float">
            <text:p>567.3008312017</text:p>
          </table:table-cell>
          <table:table-cell office:value-type="float" office:value="566.684843370605" calcext:value-type="float">
            <text:p>566.6848433706</text:p>
          </table:table-cell>
          <table:table-cell office:value-type="float" office:value="536.84261683012" calcext:value-type="float">
            <text:p>536.8426168301</text:p>
          </table:table-cell>
          <table:table-cell office:value-type="float" office:value="556.884015696906" calcext:value-type="float">
            <text:p>556.8840156969</text:p>
          </table:table-cell>
          <table:table-cell office:value-type="float" office:value="555.41637446464" calcext:value-type="float">
            <text:p>555.4163744646</text:p>
          </table:table-cell>
          <table:table-cell office:value-type="float" office:value="584.037629331167" calcext:value-type="float">
            <text:p>584.0376293312</text:p>
          </table:table-cell>
          <table:table-cell office:value-type="float" office:value="582.618061664482" calcext:value-type="float">
            <text:p>582.6180616645</text:p>
          </table:table-cell>
          <table:table-cell office:value-type="float" office:value="555.446944229137" calcext:value-type="float">
            <text:p>555.4469442291</text:p>
          </table:table-cell>
          <table:table-cell office:value-type="float" office:value="554.014408141742" calcext:value-type="float">
            <text:p>554.0144081417</text:p>
          </table:table-cell>
          <table:table-cell office:value-type="float" office:value="561.038666009581" calcext:value-type="float">
            <text:p>561.0386660096</text:p>
          </table:table-cell>
          <table:table-cell office:value-type="float" office:value="540.150040760206" calcext:value-type="float">
            <text:p>540.1500407602</text:p>
          </table:table-cell>
          <table:table-cell office:value-type="float" office:value="543.575712954413" calcext:value-type="float">
            <text:p>543.5757129544</text:p>
          </table:table-cell>
          <table:table-cell office:value-type="float" office:value="559.273502191471" calcext:value-type="float">
            <text:p>559.2735021915</text:p>
          </table:table-cell>
          <table:table-cell office:value-type="float" office:value="542.917909751318" calcext:value-type="float">
            <text:p>542.9179097513</text:p>
          </table:table-cell>
          <table:table-cell/>
        </table:table-row>
        <table:table-row table:style-name="ro1">
          <table:table-cell office:value-type="float" office:value="541.666313586537" calcext:value-type="float">
            <text:p>541.6663135865</text:p>
          </table:table-cell>
          <table:table-cell office:value-type="float" office:value="542.041260000024" calcext:value-type="float">
            <text:p>542.04126</text:p>
          </table:table-cell>
          <table:table-cell office:value-type="float" office:value="575.925653525601" calcext:value-type="float">
            <text:p>575.9256535256</text:p>
          </table:table-cell>
          <table:table-cell office:value-type="float" office:value="549.103057755421" calcext:value-type="float">
            <text:p>549.1030577554</text:p>
          </table:table-cell>
          <table:table-cell office:value-type="float" office:value="550.217155669298" calcext:value-type="float">
            <text:p>550.2171556693</text:p>
          </table:table-cell>
          <table:table-cell office:value-type="float" office:value="553.810025515756" calcext:value-type="float">
            <text:p>553.8100255158</text:p>
          </table:table-cell>
          <table:table-cell office:value-type="float" office:value="561.769162054102" calcext:value-type="float">
            <text:p>561.7691620541</text:p>
          </table:table-cell>
          <table:table-cell office:value-type="float" office:value="566.96475666658" calcext:value-type="float">
            <text:p>566.9647566666</text:p>
          </table:table-cell>
          <table:table-cell office:value-type="float" office:value="535.851455897626" calcext:value-type="float">
            <text:p>535.8514558976</text:p>
          </table:table-cell>
          <table:table-cell office:value-type="float" office:value="556.884015696906" calcext:value-type="float">
            <text:p>556.8840156969</text:p>
          </table:table-cell>
          <table:table-cell office:value-type="float" office:value="553.283462541307" calcext:value-type="float">
            <text:p>553.2834625413</text:p>
          </table:table-cell>
          <table:table-cell office:value-type="float" office:value="584.942070430068" calcext:value-type="float">
            <text:p>584.9420704301</text:p>
          </table:table-cell>
          <table:table-cell office:value-type="float" office:value="584.930913189495" calcext:value-type="float">
            <text:p>584.9309131895</text:p>
          </table:table-cell>
          <table:table-cell office:value-type="float" office:value="556.83718672108" calcext:value-type="float">
            <text:p>556.8371867211</text:p>
          </table:table-cell>
          <table:table-cell office:value-type="float" office:value="559.932824997392" calcext:value-type="float">
            <text:p>559.9328249974</text:p>
          </table:table-cell>
          <table:table-cell office:value-type="float" office:value="562.04614728862" calcext:value-type="float">
            <text:p>562.0461472886</text:p>
          </table:table-cell>
          <table:table-cell office:value-type="float" office:value="540.170926387182" calcext:value-type="float">
            <text:p>540.1709263872</text:p>
          </table:table-cell>
          <table:table-cell office:value-type="float" office:value="550.573158974384" calcext:value-type="float">
            <text:p>550.5731589744</text:p>
          </table:table-cell>
          <table:table-cell office:value-type="float" office:value="558.633644258983" calcext:value-type="float">
            <text:p>558.633644259</text:p>
          </table:table-cell>
          <table:table-cell office:value-type="float" office:value="540.725577633997" calcext:value-type="float">
            <text:p>540.725577634</text:p>
          </table:table-cell>
          <table:table-cell/>
        </table:table-row>
        <table:table-row table:style-name="ro1">
          <table:table-cell office:value-type="float" office:value="541.942091868315" calcext:value-type="float">
            <text:p>541.9420918683</text:p>
          </table:table-cell>
          <table:table-cell office:value-type="float" office:value="538.563751965687" calcext:value-type="float">
            <text:p>538.5637519657</text:p>
          </table:table-cell>
          <table:table-cell office:value-type="float" office:value="582.914610380664" calcext:value-type="float">
            <text:p>582.9146103807</text:p>
          </table:table-cell>
          <table:table-cell office:value-type="float" office:value="549.103057755421" calcext:value-type="float">
            <text:p>549.1030577554</text:p>
          </table:table-cell>
          <table:table-cell office:value-type="float" office:value="566.627962898437" calcext:value-type="float">
            <text:p>566.6279628984</text:p>
          </table:table-cell>
          <table:table-cell office:value-type="float" office:value="552.727114429517" calcext:value-type="float">
            <text:p>552.7271144295</text:p>
          </table:table-cell>
          <table:table-cell office:value-type="float" office:value="562.571535053638" calcext:value-type="float">
            <text:p>562.5715350536</text:p>
          </table:table-cell>
          <table:table-cell office:value-type="float" office:value="567.473087494108" calcext:value-type="float">
            <text:p>567.4730874941</text:p>
          </table:table-cell>
          <table:table-cell office:value-type="float" office:value="547.042297827549" calcext:value-type="float">
            <text:p>547.0422978275</text:p>
          </table:table-cell>
          <table:table-cell office:value-type="float" office:value="557.686671739619" calcext:value-type="float">
            <text:p>557.6866717396</text:p>
          </table:table-cell>
          <table:table-cell office:value-type="float" office:value="555.81339733471" calcext:value-type="float">
            <text:p>555.8133973347</text:p>
          </table:table-cell>
          <table:table-cell office:value-type="float" office:value="585.059736143591" calcext:value-type="float">
            <text:p>585.0597361436</text:p>
          </table:table-cell>
          <table:table-cell office:value-type="float" office:value="584.910854545332" calcext:value-type="float">
            <text:p>584.9108545453</text:p>
          </table:table-cell>
          <table:table-cell office:value-type="float" office:value="563.065109388361" calcext:value-type="float">
            <text:p>563.0651093884</text:p>
          </table:table-cell>
          <table:table-cell office:value-type="float" office:value="561.486533340201" calcext:value-type="float">
            <text:p>561.4865333402</text:p>
          </table:table-cell>
          <table:table-cell office:value-type="float" office:value="562.724029255033" calcext:value-type="float">
            <text:p>562.724029255</text:p>
          </table:table-cell>
          <table:table-cell office:value-type="float" office:value="544.900649430013" calcext:value-type="float">
            <text:p>544.90064943</text:p>
          </table:table-cell>
          <table:table-cell office:value-type="float" office:value="550.708599086884" calcext:value-type="float">
            <text:p>550.7085990869</text:p>
          </table:table-cell>
          <table:table-cell office:value-type="float" office:value="553.351992786576" calcext:value-type="float">
            <text:p>553.3519927866</text:p>
          </table:table-cell>
          <table:table-cell office:value-type="float" office:value="538.474028469517" calcext:value-type="float">
            <text:p>538.4740284695</text:p>
          </table:table-cell>
          <table:table-cell/>
        </table:table-row>
        <table:table-row table:style-name="ro1">
          <table:table-cell office:value-type="float" office:value="542.226825986249" calcext:value-type="float">
            <text:p>542.2268259862</text:p>
          </table:table-cell>
          <table:table-cell office:value-type="float" office:value="541.899577733568" calcext:value-type="float">
            <text:p>541.8995777336</text:p>
          </table:table-cell>
          <table:table-cell office:value-type="float" office:value="582.862354402465" calcext:value-type="float">
            <text:p>582.8623544025</text:p>
          </table:table-cell>
          <table:table-cell office:value-type="float" office:value="546.584783531142" calcext:value-type="float">
            <text:p>546.5847835311</text:p>
          </table:table-cell>
          <table:table-cell office:value-type="float" office:value="564.308895515058" calcext:value-type="float">
            <text:p>564.3088955151</text:p>
          </table:table-cell>
          <table:table-cell office:value-type="float" office:value="552.945586013049" calcext:value-type="float">
            <text:p>552.945586013</text:p>
          </table:table-cell>
          <table:table-cell office:value-type="float" office:value="559.811146054476" calcext:value-type="float">
            <text:p>559.8111460545</text:p>
          </table:table-cell>
          <table:table-cell office:value-type="float" office:value="568.841871249023" calcext:value-type="float">
            <text:p>568.841871249</text:p>
          </table:table-cell>
          <table:table-cell office:value-type="float" office:value="554.516149547704" calcext:value-type="float">
            <text:p>554.5161495477</text:p>
          </table:table-cell>
          <table:table-cell office:value-type="float" office:value="560.90859360577" calcext:value-type="float">
            <text:p>560.9085936058</text:p>
          </table:table-cell>
          <table:table-cell office:value-type="float" office:value="556.193045211302" calcext:value-type="float">
            <text:p>556.1930452113</text:p>
          </table:table-cell>
          <table:table-cell office:value-type="float" office:value="592.178350401064" calcext:value-type="float">
            <text:p>592.1783504011</text:p>
          </table:table-cell>
          <table:table-cell office:value-type="float" office:value="589.215379118218" calcext:value-type="float">
            <text:p>589.2153791182</text:p>
          </table:table-cell>
          <table:table-cell office:value-type="float" office:value="562.430874718527" calcext:value-type="float">
            <text:p>562.4308747185</text:p>
          </table:table-cell>
          <table:table-cell office:value-type="float" office:value="561.833280913573" calcext:value-type="float">
            <text:p>561.8332809136</text:p>
          </table:table-cell>
          <table:table-cell office:value-type="float" office:value="564.273045103586" calcext:value-type="float">
            <text:p>564.2730451036</text:p>
          </table:table-cell>
          <table:table-cell office:value-type="float" office:value="547.28526876827" calcext:value-type="float">
            <text:p>547.2852687683</text:p>
          </table:table-cell>
          <table:table-cell office:value-type="float" office:value="559.304404640753" calcext:value-type="float">
            <text:p>559.3044046408</text:p>
          </table:table-cell>
          <table:table-cell office:value-type="float" office:value="559.990762977403" calcext:value-type="float">
            <text:p>559.9907629774</text:p>
          </table:table-cell>
          <table:table-cell office:value-type="float" office:value="537.801011533881" calcext:value-type="float">
            <text:p>537.8010115339</text:p>
          </table:table-cell>
          <table:table-cell/>
        </table:table-row>
        <table:table-row table:style-name="ro1">
          <table:table-cell office:value-type="float" office:value="542.009826677637" calcext:value-type="float">
            <text:p>542.0098266776</text:p>
          </table:table-cell>
          <table:table-cell office:value-type="float" office:value="542.187196121626" calcext:value-type="float">
            <text:p>542.1871961216</text:p>
          </table:table-cell>
          <table:table-cell office:value-type="float" office:value="582.987345360132" calcext:value-type="float">
            <text:p>582.9873453601</text:p>
          </table:table-cell>
          <table:table-cell office:value-type="float" office:value="553.730191888341" calcext:value-type="float">
            <text:p>553.7301918883</text:p>
          </table:table-cell>
          <table:table-cell office:value-type="float" office:value="568.038722663103" calcext:value-type="float">
            <text:p>568.0387226631</text:p>
          </table:table-cell>
          <table:table-cell office:value-type="float" office:value="552.316560629076" calcext:value-type="float">
            <text:p>552.3165606291</text:p>
          </table:table-cell>
          <table:table-cell office:value-type="float" office:value="561.092234624238" calcext:value-type="float">
            <text:p>561.0922346242</text:p>
          </table:table-cell>
          <table:table-cell office:value-type="float" office:value="0" calcext:value-type="float">
            <text:p>0</text:p>
          </table:table-cell>
          <table:table-cell office:value-type="float" office:value="551.291195377429" calcext:value-type="float">
            <text:p>551.2911953774</text:p>
          </table:table-cell>
          <table:table-cell office:value-type="float" office:value="569.509313729556" calcext:value-type="float">
            <text:p>569.5093137296</text:p>
          </table:table-cell>
          <table:table-cell office:value-type="float" office:value="558.47611346779" calcext:value-type="float">
            <text:p>558.4761134678</text:p>
          </table:table-cell>
          <table:table-cell office:value-type="float" office:value="591.58408885032" calcext:value-type="float">
            <text:p>591.5840888503</text:p>
          </table:table-cell>
          <table:table-cell office:value-type="float" office:value="590.600860448577" calcext:value-type="float">
            <text:p>590.6008604486</text:p>
          </table:table-cell>
          <table:table-cell office:value-type="float" office:value="562.726496762649" calcext:value-type="float">
            <text:p>562.7264967626</text:p>
          </table:table-cell>
          <table:table-cell office:value-type="float" office:value="561.966566357503" calcext:value-type="float">
            <text:p>561.9665663575</text:p>
          </table:table-cell>
          <table:table-cell office:value-type="float" office:value="572.509541147135" calcext:value-type="float">
            <text:p>572.5095411471</text:p>
          </table:table-cell>
          <table:table-cell office:value-type="float" office:value="548.461116314348" calcext:value-type="float">
            <text:p>548.4611163143</text:p>
          </table:table-cell>
          <table:table-cell office:value-type="float" office:value="0" calcext:value-type="float">
            <text:p>0</text:p>
          </table:table-cell>
          <table:table-cell office:value-type="float" office:value="559.901959806197" calcext:value-type="float">
            <text:p>559.9019598062</text:p>
          </table:table-cell>
          <table:table-cell office:value-type="float" office:value="537.622626129331" calcext:value-type="float">
            <text:p>537.6226261293</text:p>
          </table:table-cell>
          <table:table-cell/>
        </table:table-row>
        <table:table-row table:style-name="ro1">
          <table:table-cell office:value-type="float" office:value="543.062652240035" calcext:value-type="float">
            <text:p>543.06265224</text:p>
          </table:table-cell>
          <table:table-cell office:value-type="float" office:value="543.365689466273" calcext:value-type="float">
            <text:p>543.3656894663</text:p>
          </table:table-cell>
          <table:table-cell office:value-type="float" office:value="583.003120442828" calcext:value-type="float">
            <text:p>583.0031204428</text:p>
          </table:table-cell>
          <table:table-cell office:value-type="float" office:value="553.730191888341" calcext:value-type="float">
            <text:p>553.7301918883</text:p>
          </table:table-cell>
          <table:table-cell office:value-type="float" office:value="569.303954529825" calcext:value-type="float">
            <text:p>569.3039545298</text:p>
          </table:table-cell>
          <table:table-cell office:value-type="float" office:value="552.256780042326" calcext:value-type="float">
            <text:p>552.2567800423</text:p>
          </table:table-cell>
          <table:table-cell office:value-type="float" office:value="561.537246074427" calcext:value-type="float">
            <text:p>561.5372460744</text:p>
          </table:table-cell>
          <table:table-cell office:value-type="float" office:value="0" calcext:value-type="float">
            <text:p>0</text:p>
          </table:table-cell>
          <table:table-cell office:value-type="float" office:value="552.268966835979" calcext:value-type="float">
            <text:p>552.268966836</text:p>
          </table:table-cell>
          <table:table-cell office:value-type="float" office:value="569.803284634303" calcext:value-type="float">
            <text:p>569.8032846343</text:p>
          </table:table-cell>
          <table:table-cell office:value-type="float" office:value="551.260618892294" calcext:value-type="float">
            <text:p>551.2606188923</text:p>
          </table:table-cell>
          <table:table-cell office:value-type="float" office:value="591.023358032554" calcext:value-type="float">
            <text:p>591.0233580326</text:p>
          </table:table-cell>
          <table:table-cell office:value-type="float" office:value="597.218058515274" calcext:value-type="float">
            <text:p>597.2180585153</text:p>
          </table:table-cell>
          <table:table-cell office:value-type="float" office:value="563.088597040804" calcext:value-type="float">
            <text:p>563.0885970408</text:p>
          </table:table-cell>
          <table:table-cell office:value-type="float" office:value="565.30704146261" calcext:value-type="float">
            <text:p>565.3070414626</text:p>
          </table:table-cell>
          <table:table-cell office:value-type="float" office:value="574.743117908979" calcext:value-type="float">
            <text:p>574.743117909</text:p>
          </table:table-cell>
          <table:table-cell office:value-type="float" office:value="552.235688600991" calcext:value-type="float">
            <text:p>552.235688601</text:p>
          </table:table-cell>
          <table:table-cell office:value-type="float" office:value="0" calcext:value-type="float">
            <text:p>0</text:p>
          </table:table-cell>
          <table:table-cell office:value-type="float" office:value="559.848222871138" calcext:value-type="float">
            <text:p>559.8482228711</text:p>
          </table:table-cell>
          <table:table-cell office:value-type="float" office:value="536.284663029555" calcext:value-type="float">
            <text:p>536.2846630296</text:p>
          </table:table-cell>
          <table:table-cell/>
        </table:table-row>
        <table:table-row table:style-name="ro1">
          <table:table-cell office:value-type="float" office:value="543.328882298868" calcext:value-type="float">
            <text:p>543.3288822989</text:p>
          </table:table-cell>
          <table:table-cell office:value-type="float" office:value="543.873204141086" calcext:value-type="float">
            <text:p>543.8732041411</text:p>
          </table:table-cell>
          <table:table-cell office:value-type="float" office:value="582.368083799296" calcext:value-type="float">
            <text:p>582.3680837993</text:p>
          </table:table-cell>
          <table:table-cell office:value-type="float" office:value="553.163089844413" calcext:value-type="float">
            <text:p>553.1630898444</text:p>
          </table:table-cell>
          <table:table-cell office:value-type="float" office:value="569.83833334518" calcext:value-type="float">
            <text:p>569.8383333452</text:p>
          </table:table-cell>
          <table:table-cell office:value-type="float" office:value="551.710955454714" calcext:value-type="float">
            <text:p>551.7109554547</text:p>
          </table:table-cell>
          <table:table-cell office:value-type="float" office:value="562.20700727647" calcext:value-type="float">
            <text:p>562.2070072765</text:p>
          </table:table-cell>
          <table:table-cell office:value-type="float" office:value="0" calcext:value-type="float">
            <text:p>0</text:p>
          </table:table-cell>
          <table:table-cell office:value-type="float" office:value="550.877983169952" calcext:value-type="float">
            <text:p>550.87798317</text:p>
          </table:table-cell>
          <table:table-cell office:value-type="float" office:value="572.616481400015" calcext:value-type="float">
            <text:p>572.6164814</text:p>
          </table:table-cell>
          <table:table-cell office:value-type="float" office:value="546.574410033403" calcext:value-type="float">
            <text:p>546.5744100334</text:p>
          </table:table-cell>
          <table:table-cell office:value-type="float" office:value="590.924803825904" calcext:value-type="float">
            <text:p>590.9248038259</text:p>
          </table:table-cell>
          <table:table-cell office:value-type="float" office:value="599.209592584762" calcext:value-type="float">
            <text:p>599.2095925848</text:p>
          </table:table-cell>
          <table:table-cell office:value-type="float" office:value="563.348709107319" calcext:value-type="float">
            <text:p>563.3487091073</text:p>
          </table:table-cell>
          <table:table-cell office:value-type="float" office:value="565.291374127355" calcext:value-type="float">
            <text:p>565.2913741274</text:p>
          </table:table-cell>
          <table:table-cell office:value-type="float" office:value="575.85147690432" calcext:value-type="float">
            <text:p>575.8514769043</text:p>
          </table:table-cell>
          <table:table-cell office:value-type="float" office:value="552.379425865179" calcext:value-type="float">
            <text:p>552.3794258652</text:p>
          </table:table-cell>
          <table:table-cell office:value-type="float" office:value="0" calcext:value-type="float">
            <text:p>0</text:p>
          </table:table-cell>
          <table:table-cell office:value-type="float" office:value="563.872193948392" calcext:value-type="float">
            <text:p>563.8721939484</text:p>
          </table:table-cell>
          <table:table-cell office:value-type="float" office:value="536.169259290753" calcext:value-type="float">
            <text:p>536.1692592908</text:p>
          </table:table-cell>
          <table:table-cell/>
        </table:table-row>
        <table:table-row table:style-name="ro1">
          <table:table-cell office:value-type="float" office:value="543.608486611372" calcext:value-type="float">
            <text:p>543.6084866114</text:p>
          </table:table-cell>
          <table:table-cell office:value-type="float" office:value="552.652695788902" calcext:value-type="float">
            <text:p>552.6526957889</text:p>
          </table:table-cell>
          <table:table-cell office:value-type="float" office:value="581.894527231941" calcext:value-type="float">
            <text:p>581.8945272319</text:p>
          </table:table-cell>
          <table:table-cell office:value-type="float" office:value="557.508179623711" calcext:value-type="float">
            <text:p>557.5081796237</text:p>
          </table:table-cell>
          <table:table-cell office:value-type="float" office:value="575.665788289775" calcext:value-type="float">
            <text:p>575.6657882898</text:p>
          </table:table-cell>
          <table:table-cell office:value-type="float" office:value="548.839453154272" calcext:value-type="float">
            <text:p>548.8394531543</text:p>
          </table:table-cell>
          <table:table-cell office:value-type="float" office:value="568.817160226374" calcext:value-type="float">
            <text:p>568.8171602264</text:p>
          </table:table-cell>
          <table:table-cell office:value-type="float" office:value="0" calcext:value-type="float">
            <text:p>0</text:p>
          </table:table-cell>
          <table:table-cell office:value-type="float" office:value="548.978226926581" calcext:value-type="float">
            <text:p>548.9782269266</text:p>
          </table:table-cell>
          <table:table-cell office:value-type="float" office:value="582.926422765353" calcext:value-type="float">
            <text:p>582.9264227654</text:p>
          </table:table-cell>
          <table:table-cell office:value-type="float" office:value="546.962161138286" calcext:value-type="float">
            <text:p>546.9621611383</text:p>
          </table:table-cell>
          <table:table-cell office:value-type="float" office:value="591.244500092456" calcext:value-type="float">
            <text:p>591.2445000925</text:p>
          </table:table-cell>
          <table:table-cell office:value-type="float" office:value="602.401877654532" calcext:value-type="float">
            <text:p>602.4018776545</text:p>
          </table:table-cell>
          <table:table-cell office:value-type="float" office:value="573.2637163913" calcext:value-type="float">
            <text:p>573.2637163913</text:p>
          </table:table-cell>
          <table:table-cell office:value-type="float" office:value="569.176097270839" calcext:value-type="float">
            <text:p>569.1760972708</text:p>
          </table:table-cell>
          <table:table-cell office:value-type="float" office:value="592.650514771649" calcext:value-type="float">
            <text:p>592.6505147716</text:p>
          </table:table-cell>
          <table:table-cell office:value-type="float" office:value="550.282836885827" calcext:value-type="float">
            <text:p>550.2828368858</text:p>
          </table:table-cell>
          <table:table-cell office:value-type="float" office:value="0" calcext:value-type="float">
            <text:p>0</text:p>
          </table:table-cell>
          <table:table-cell office:value-type="float" office:value="569.055679423007" calcext:value-type="float">
            <text:p>569.055679423</text:p>
          </table:table-cell>
          <table:table-cell office:value-type="float" office:value="536.152449977144" calcext:value-type="float">
            <text:p>536.1524499771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45.999165375584" calcext:value-type="float">
            <text:p>545.9991653756</text:p>
          </table:table-cell>
          <table:table-cell office:value-type="float" office:value="0" calcext:value-type="float">
            <text:p>0</text:p>
          </table:table-cell>
          <table:table-cell office:value-type="float" office:value="545.693021111827" calcext:value-type="float">
            <text:p>545.6930211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.477753679597" calcext:value-type="float">
            <text:p>550.4777536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.750354267378" calcext:value-type="float">
            <text:p>535.7503542674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49.008135919079" calcext:value-type="float">
            <text:p>549.0081359191</text:p>
          </table:table-cell>
          <table:table-cell office:value-type="float" office:value="0" calcext:value-type="float">
            <text:p>0</text:p>
          </table:table-cell>
          <table:table-cell office:value-type="float" office:value="550.062130356418" calcext:value-type="float">
            <text:p>550.06213035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7.543306723679" calcext:value-type="float">
            <text:p>547.543306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.949100083068" calcext:value-type="float">
            <text:p>538.9491000831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48.712444655796" calcext:value-type="float">
            <text:p>548.7124446558</text:p>
          </table:table-cell>
          <table:table-cell office:value-type="float" office:value="0" calcext:value-type="float">
            <text:p>0</text:p>
          </table:table-cell>
          <table:table-cell office:value-type="float" office:value="550.991181665697" calcext:value-type="float">
            <text:p>550.99118166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.400641936442" calcext:value-type="float">
            <text:p>558.400641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.071513875021" calcext:value-type="float">
            <text:p>539.071513875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57.735449238199" calcext:value-type="float">
            <text:p>557.7354492382</text:p>
          </table:table-cell>
          <table:table-cell office:value-type="float" office:value="0" calcext:value-type="float">
            <text:p>0</text:p>
          </table:table-cell>
          <table:table-cell office:value-type="float" office:value="559.653198244618" calcext:value-type="float">
            <text:p>559.65319824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.962710906485" calcext:value-type="float">
            <text:p>559.9627109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.150898199484" calcext:value-type="float">
            <text:p>546.1508981995</text:p>
          </table:table-cell>
          <table:table-cell table:formula="of:=AVERAGE([.A16];[.B16];[.C16];[.D16];[.E16];[.F16];[.G16];[.H12];[.I20];[.J16];[.K20];[.L16];[.M16];[.N16];[.O16];[.P16];[.Q20];[.R12];[.S16];[.T20])" office:value-type="float" office:value="568.067681588702" calcext:value-type="float">
            <text:p>568.0676815887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754.40361069504" calcext:value-type="float">
            <text:p>1754.403610695</text:p>
          </table:table-cell>
          <table:table-cell office:value-type="float" office:value="1757.0872534375" calcext:value-type="float">
            <text:p>1757.0872534375</text:p>
          </table:table-cell>
          <table:table-cell office:value-type="float" office:value="1755.30591130996" calcext:value-type="float">
            <text:p>1755.30591131</text:p>
          </table:table-cell>
          <table:table-cell office:value-type="float" office:value="1754.66481600767" calcext:value-type="float">
            <text:p>1754.6648160077</text:p>
          </table:table-cell>
          <table:table-cell office:value-type="float" office:value="1756.54855878185" calcext:value-type="float">
            <text:p>1756.5485587819</text:p>
          </table:table-cell>
          <table:table-cell office:value-type="float" office:value="1756.7643423978" calcext:value-type="float">
            <text:p>1756.7643423978</text:p>
          </table:table-cell>
          <table:table-cell office:value-type="float" office:value="1756.64385082589" calcext:value-type="float">
            <text:p>1756.6438508259</text:p>
          </table:table-cell>
          <table:table-cell office:value-type="float" office:value="1757.11091031123" calcext:value-type="float">
            <text:p>1757.1109103112</text:p>
          </table:table-cell>
          <table:table-cell office:value-type="float" office:value="1750.25309011082" calcext:value-type="float">
            <text:p>1750.2530901108</text:p>
          </table:table-cell>
          <table:table-cell office:value-type="float" office:value="1756.13439974938" calcext:value-type="float">
            <text:p>1756.1343997494</text:p>
          </table:table-cell>
          <table:table-cell office:value-type="float" office:value="1756.76432942473" calcext:value-type="float">
            <text:p>1756.7643294247</text:p>
          </table:table-cell>
          <table:table-cell office:value-type="float" office:value="1756.46388065551" calcext:value-type="float">
            <text:p>1756.4638806555</text:p>
          </table:table-cell>
          <table:table-cell office:value-type="float" office:value="1757.34539913324" calcext:value-type="float">
            <text:p>1757.3453991332</text:p>
          </table:table-cell>
          <table:table-cell office:value-type="float" office:value="1756.04667384782" calcext:value-type="float">
            <text:p>1756.0466738478</text:p>
          </table:table-cell>
          <table:table-cell office:value-type="float" office:value="1756.77506963003" calcext:value-type="float">
            <text:p>1756.77506963</text:p>
          </table:table-cell>
          <table:table-cell office:value-type="float" office:value="1748.25804108952" calcext:value-type="float">
            <text:p>1748.2580410895</text:p>
          </table:table-cell>
          <table:table-cell office:value-type="float" office:value="1757.52432759597" calcext:value-type="float">
            <text:p>1757.524327596</text:p>
          </table:table-cell>
          <table:table-cell office:value-type="float" office:value="1743.52160580884" calcext:value-type="float">
            <text:p>1743.5216058088</text:p>
          </table:table-cell>
          <table:table-cell office:value-type="float" office:value="1749.72050991965" calcext:value-type="float">
            <text:p>1749.7205099197</text:p>
          </table:table-cell>
          <table:table-cell office:value-type="float" office:value="1752.09467573112" calcext:value-type="float">
            <text:p>1752.0946757311</text:p>
          </table:table-cell>
        </table:table-row>
        <table:table-row table:style-name="ro1">
          <table:table-cell office:value-type="float" office:value="1745.78044135065" calcext:value-type="float">
            <text:p>1745.7804413507</text:p>
          </table:table-cell>
          <table:table-cell office:value-type="float" office:value="1736.87361637555" calcext:value-type="float">
            <text:p>1736.8736163756</text:p>
          </table:table-cell>
          <table:table-cell office:value-type="float" office:value="1735.75152310704" calcext:value-type="float">
            <text:p>1735.751523107</text:p>
          </table:table-cell>
          <table:table-cell office:value-type="float" office:value="1747.41758780772" calcext:value-type="float">
            <text:p>1747.4175878077</text:p>
          </table:table-cell>
          <table:table-cell office:value-type="float" office:value="1755.1886031118" calcext:value-type="float">
            <text:p>1755.1886031118</text:p>
          </table:table-cell>
          <table:table-cell office:value-type="float" office:value="1740.09430450101" calcext:value-type="float">
            <text:p>1740.094304501</text:p>
          </table:table-cell>
          <table:table-cell office:value-type="float" office:value="1750.92554065928" calcext:value-type="float">
            <text:p>1750.9255406593</text:p>
          </table:table-cell>
          <table:table-cell office:value-type="float" office:value="1738.06157448994" calcext:value-type="float">
            <text:p>1738.0615744899</text:p>
          </table:table-cell>
          <table:table-cell office:value-type="float" office:value="1745.70197464509" calcext:value-type="float">
            <text:p>1745.7019746451</text:p>
          </table:table-cell>
          <table:table-cell office:value-type="float" office:value="1749.48001050424" calcext:value-type="float">
            <text:p>1749.4800105042</text:p>
          </table:table-cell>
          <table:table-cell office:value-type="float" office:value="1752.92635386399" calcext:value-type="float">
            <text:p>1752.926353864</text:p>
          </table:table-cell>
          <table:table-cell office:value-type="float" office:value="1739.27519028033" calcext:value-type="float">
            <text:p>1739.2751902803</text:p>
          </table:table-cell>
          <table:table-cell office:value-type="float" office:value="1736.5547000544" calcext:value-type="float">
            <text:p>1736.5547000544</text:p>
          </table:table-cell>
          <table:table-cell office:value-type="float" office:value="1734.76163551256" calcext:value-type="float">
            <text:p>1734.7616355126</text:p>
          </table:table-cell>
          <table:table-cell office:value-type="float" office:value="1756.52727804783" calcext:value-type="float">
            <text:p>1756.5272780478</text:p>
          </table:table-cell>
          <table:table-cell office:value-type="float" office:value="1741.23782660372" calcext:value-type="float">
            <text:p>1741.2378266037</text:p>
          </table:table-cell>
          <table:table-cell office:value-type="float" office:value="1757.22287174385" calcext:value-type="float">
            <text:p>1757.2228717439</text:p>
          </table:table-cell>
          <table:table-cell office:value-type="float" office:value="1744.77259709963" calcext:value-type="float">
            <text:p>1744.7725970996</text:p>
          </table:table-cell>
          <table:table-cell office:value-type="float" office:value="1743.56676455939" calcext:value-type="float">
            <text:p>1743.5667645594</text:p>
          </table:table-cell>
          <table:table-cell office:value-type="float" office:value="1752.14341770214" calcext:value-type="float">
            <text:p>1752.1434177021</text:p>
          </table:table-cell>
        </table:table-row>
        <table:table-row table:style-name="ro1">
          <table:table-cell office:value-type="float" office:value="1743.88527751974" calcext:value-type="float">
            <text:p>1743.8852775197</text:p>
          </table:table-cell>
          <table:table-cell office:value-type="float" office:value="1736.97553791411" calcext:value-type="float">
            <text:p>1736.9755379141</text:p>
          </table:table-cell>
          <table:table-cell office:value-type="float" office:value="1730.74714760164" calcext:value-type="float">
            <text:p>1730.7471476016</text:p>
          </table:table-cell>
          <table:table-cell office:value-type="float" office:value="1748.49869015125" calcext:value-type="float">
            <text:p>1748.4986901513</text:p>
          </table:table-cell>
          <table:table-cell office:value-type="float" office:value="1753.17356506532" calcext:value-type="float">
            <text:p>1753.1735650653</text:p>
          </table:table-cell>
          <table:table-cell office:value-type="float" office:value="1728.10567750354" calcext:value-type="float">
            <text:p>1728.1056775035</text:p>
          </table:table-cell>
          <table:table-cell office:value-type="float" office:value="1735.63602000406" calcext:value-type="float">
            <text:p>1735.6360200041</text:p>
          </table:table-cell>
          <table:table-cell office:value-type="float" office:value="1736.83262694871" calcext:value-type="float">
            <text:p>1736.8326269487</text:p>
          </table:table-cell>
          <table:table-cell office:value-type="float" office:value="1743.18683941518" calcext:value-type="float">
            <text:p>1743.1868394152</text:p>
          </table:table-cell>
          <table:table-cell office:value-type="float" office:value="1750.71331889813" calcext:value-type="float">
            <text:p>1750.7133188981</text:p>
          </table:table-cell>
          <table:table-cell office:value-type="float" office:value="1750.8086039873" calcext:value-type="float">
            <text:p>1750.8086039873</text:p>
          </table:table-cell>
          <table:table-cell office:value-type="float" office:value="1736.10776636187" calcext:value-type="float">
            <text:p>1736.1077663619</text:p>
          </table:table-cell>
          <table:table-cell office:value-type="float" office:value="1733.88603044932" calcext:value-type="float">
            <text:p>1733.8860304493</text:p>
          </table:table-cell>
          <table:table-cell office:value-type="float" office:value="1731.57884219868" calcext:value-type="float">
            <text:p>1731.5788421987</text:p>
          </table:table-cell>
          <table:table-cell office:value-type="float" office:value="1755.94104113749" calcext:value-type="float">
            <text:p>1755.9410411375</text:p>
          </table:table-cell>
          <table:table-cell office:value-type="float" office:value="1736.22330156302" calcext:value-type="float">
            <text:p>1736.223301563</text:p>
          </table:table-cell>
          <table:table-cell office:value-type="float" office:value="1753.74954501151" calcext:value-type="float">
            <text:p>1753.7495450115</text:p>
          </table:table-cell>
          <table:table-cell office:value-type="float" office:value="1746.47106731143" calcext:value-type="float">
            <text:p>1746.4710673114</text:p>
          </table:table-cell>
          <table:table-cell office:value-type="float" office:value="1737.37695291387" calcext:value-type="float">
            <text:p>1737.3769529139</text:p>
          </table:table-cell>
          <table:table-cell office:value-type="float" office:value="1752.9899696708" calcext:value-type="float">
            <text:p>1752.9899696708</text:p>
          </table:table-cell>
        </table:table-row>
        <table:table-row table:style-name="ro1">
          <table:table-cell office:value-type="float" office:value="1742.74305511077" calcext:value-type="float">
            <text:p>1742.7430551108</text:p>
          </table:table-cell>
          <table:table-cell office:value-type="float" office:value="1732.51371222457" calcext:value-type="float">
            <text:p>1732.5137122246</text:p>
          </table:table-cell>
          <table:table-cell office:value-type="float" office:value="1728.12598711294" calcext:value-type="float">
            <text:p>1728.1259871129</text:p>
          </table:table-cell>
          <table:table-cell office:value-type="float" office:value="1727.48236873922" calcext:value-type="float">
            <text:p>1727.4823687392</text:p>
          </table:table-cell>
          <table:table-cell office:value-type="float" office:value="1745.24357372738" calcext:value-type="float">
            <text:p>1745.2435737274</text:p>
          </table:table-cell>
          <table:table-cell office:value-type="float" office:value="1709.37638413161" calcext:value-type="float">
            <text:p>1709.3763841316</text:p>
          </table:table-cell>
          <table:table-cell office:value-type="float" office:value="1716.81004713333" calcext:value-type="float">
            <text:p>1716.8100471333</text:p>
          </table:table-cell>
          <table:table-cell office:value-type="float" office:value="1715.67024110557" calcext:value-type="float">
            <text:p>1715.6702411056</text:p>
          </table:table-cell>
          <table:table-cell office:value-type="float" office:value="1725.45828938403" calcext:value-type="float">
            <text:p>1725.458289384</text:p>
          </table:table-cell>
          <table:table-cell office:value-type="float" office:value="1754.51499625755" calcext:value-type="float">
            <text:p>1754.5149962576</text:p>
          </table:table-cell>
          <table:table-cell office:value-type="float" office:value="1748.08971050042" calcext:value-type="float">
            <text:p>1748.0897105004</text:p>
          </table:table-cell>
          <table:table-cell office:value-type="float" office:value="1735.37327255976" calcext:value-type="float">
            <text:p>1735.3732725598</text:p>
          </table:table-cell>
          <table:table-cell office:value-type="float" office:value="1731.79580416609" calcext:value-type="float">
            <text:p>1731.7958041661</text:p>
          </table:table-cell>
          <table:table-cell office:value-type="float" office:value="1727.22988959455" calcext:value-type="float">
            <text:p>1727.2298895946</text:p>
          </table:table-cell>
          <table:table-cell office:value-type="float" office:value="1754.75392223278" calcext:value-type="float">
            <text:p>1754.7539222328</text:p>
          </table:table-cell>
          <table:table-cell office:value-type="float" office:value="1734.50362529552" calcext:value-type="float">
            <text:p>1734.5036252955</text:p>
          </table:table-cell>
          <table:table-cell office:value-type="float" office:value="1751.62738276934" calcext:value-type="float">
            <text:p>1751.6273827693</text:p>
          </table:table-cell>
          <table:table-cell office:value-type="float" office:value="1727.53283228888" calcext:value-type="float">
            <text:p>1727.5328322889</text:p>
          </table:table-cell>
          <table:table-cell office:value-type="float" office:value="1719.37827797441" calcext:value-type="float">
            <text:p>1719.3782779744</text:p>
          </table:table-cell>
          <table:table-cell office:value-type="float" office:value="1750.48067368577" calcext:value-type="float">
            <text:p>1750.4806736858</text:p>
          </table:table-cell>
        </table:table-row>
        <table:table-row table:style-name="ro1">
          <table:table-cell office:value-type="float" office:value="1724.0470621569" calcext:value-type="float">
            <text:p>1724.0470621569</text:p>
          </table:table-cell>
          <table:table-cell office:value-type="float" office:value="1713.92526316123" calcext:value-type="float">
            <text:p>1713.9252631612</text:p>
          </table:table-cell>
          <table:table-cell office:value-type="float" office:value="1715.04930163386" calcext:value-type="float">
            <text:p>1715.0493016339</text:p>
          </table:table-cell>
          <table:table-cell office:value-type="float" office:value="1719.29236813604" calcext:value-type="float">
            <text:p>1719.292368136</text:p>
          </table:table-cell>
          <table:table-cell office:value-type="float" office:value="1744.79381770815" calcext:value-type="float">
            <text:p>1744.7938177082</text:p>
          </table:table-cell>
          <table:table-cell office:value-type="float" office:value="1706.7997595382" calcext:value-type="float">
            <text:p>1706.7997595382</text:p>
          </table:table-cell>
          <table:table-cell office:value-type="float" office:value="1716.82869742315" calcext:value-type="float">
            <text:p>1716.8286974232</text:p>
          </table:table-cell>
          <table:table-cell office:value-type="float" office:value="1697.25421673562" calcext:value-type="float">
            <text:p>1697.2542167356</text:p>
          </table:table-cell>
          <table:table-cell office:value-type="float" office:value="1725.72529989613" calcext:value-type="float">
            <text:p>1725.7252998961</text:p>
          </table:table-cell>
          <table:table-cell office:value-type="float" office:value="1751.62856222114" calcext:value-type="float">
            <text:p>1751.6285622211</text:p>
          </table:table-cell>
          <table:table-cell office:value-type="float" office:value="1729.73545576862" calcext:value-type="float">
            <text:p>1729.7354557686</text:p>
          </table:table-cell>
          <table:table-cell office:value-type="float" office:value="1732.57598462555" calcext:value-type="float">
            <text:p>1732.5759846256</text:p>
          </table:table-cell>
          <table:table-cell office:value-type="float" office:value="1720.35112534323" calcext:value-type="float">
            <text:p>1720.3511253432</text:p>
          </table:table-cell>
          <table:table-cell office:value-type="float" office:value="1707.40025912221" calcext:value-type="float">
            <text:p>1707.4002591222</text:p>
          </table:table-cell>
          <table:table-cell office:value-type="float" office:value="1753.61479813744" calcext:value-type="float">
            <text:p>1753.6147981374</text:p>
          </table:table-cell>
          <table:table-cell office:value-type="float" office:value="1733.93605402481" calcext:value-type="float">
            <text:p>1733.9360540248</text:p>
          </table:table-cell>
          <table:table-cell office:value-type="float" office:value="1751.62738276934" calcext:value-type="float">
            <text:p>1751.6273827693</text:p>
          </table:table-cell>
          <table:table-cell office:value-type="float" office:value="1732.44381924524" calcext:value-type="float">
            <text:p>1732.4438192452</text:p>
          </table:table-cell>
          <table:table-cell office:value-type="float" office:value="1717.15246116858" calcext:value-type="float">
            <text:p>1717.1524611686</text:p>
          </table:table-cell>
          <table:table-cell office:value-type="float" office:value="1731.76472915706" calcext:value-type="float">
            <text:p>1731.7647291571</text:p>
          </table:table-cell>
        </table:table-row>
        <table:table-row table:style-name="ro1">
          <table:table-cell office:value-type="float" office:value="1720.167134564" calcext:value-type="float">
            <text:p>1720.167134564</text:p>
          </table:table-cell>
          <table:table-cell office:value-type="float" office:value="1717.96759171233" calcext:value-type="float">
            <text:p>1717.9675917123</text:p>
          </table:table-cell>
          <table:table-cell office:value-type="float" office:value="1713.34296041708" calcext:value-type="float">
            <text:p>1713.3429604171</text:p>
          </table:table-cell>
          <table:table-cell office:value-type="float" office:value="1720.81143912754" calcext:value-type="float">
            <text:p>1720.8114391275</text:p>
          </table:table-cell>
          <table:table-cell office:value-type="float" office:value="1724.45490575201" calcext:value-type="float">
            <text:p>1724.454905752</text:p>
          </table:table-cell>
          <table:table-cell office:value-type="float" office:value="1707.93258678648" calcext:value-type="float">
            <text:p>1707.9325867865</text:p>
          </table:table-cell>
          <table:table-cell office:value-type="float" office:value="1713.55152090339" calcext:value-type="float">
            <text:p>1713.5515209034</text:p>
          </table:table-cell>
          <table:table-cell office:value-type="float" office:value="1695.479472826" calcext:value-type="float">
            <text:p>1695.479472826</text:p>
          </table:table-cell>
          <table:table-cell office:value-type="float" office:value="1724.09470423466" calcext:value-type="float">
            <text:p>1724.0947042347</text:p>
          </table:table-cell>
          <table:table-cell office:value-type="float" office:value="1737.71837227987" calcext:value-type="float">
            <text:p>1737.7183722799</text:p>
          </table:table-cell>
          <table:table-cell office:value-type="float" office:value="1725.45225517021" calcext:value-type="float">
            <text:p>1725.4522551702</text:p>
          </table:table-cell>
          <table:table-cell office:value-type="float" office:value="1734.31194975043" calcext:value-type="float">
            <text:p>1734.3119497504</text:p>
          </table:table-cell>
          <table:table-cell office:value-type="float" office:value="1701.23258320446" calcext:value-type="float">
            <text:p>1701.2325832045</text:p>
          </table:table-cell>
          <table:table-cell office:value-type="float" office:value="1706.22212085526" calcext:value-type="float">
            <text:p>1706.2221208553</text:p>
          </table:table-cell>
          <table:table-cell office:value-type="float" office:value="1748.70534893018" calcext:value-type="float">
            <text:p>1748.7053489302</text:p>
          </table:table-cell>
          <table:table-cell office:value-type="float" office:value="1716.42926794843" calcext:value-type="float">
            <text:p>1716.4292679484</text:p>
          </table:table-cell>
          <table:table-cell office:value-type="float" office:value="1749.11719316818" calcext:value-type="float">
            <text:p>1749.1171931682</text:p>
          </table:table-cell>
          <table:table-cell office:value-type="float" office:value="1732.63613593368" calcext:value-type="float">
            <text:p>1732.6361359337</text:p>
          </table:table-cell>
          <table:table-cell office:value-type="float" office:value="1715.21274566963" calcext:value-type="float">
            <text:p>1715.2127456696</text:p>
          </table:table-cell>
          <table:table-cell office:value-type="float" office:value="1733.22450037563" calcext:value-type="float">
            <text:p>1733.2245003756</text:p>
          </table:table-cell>
        </table:table-row>
        <table:table-row table:style-name="ro1">
          <table:table-cell office:value-type="float" office:value="1704.03404603648" calcext:value-type="float">
            <text:p>1704.0340460365</text:p>
          </table:table-cell>
          <table:table-cell office:value-type="float" office:value="1717.03356738222" calcext:value-type="float">
            <text:p>1717.0335673822</text:p>
          </table:table-cell>
          <table:table-cell office:value-type="float" office:value="1712.43304831454" calcext:value-type="float">
            <text:p>1712.4330483145</text:p>
          </table:table-cell>
          <table:table-cell office:value-type="float" office:value="1721.9793495044" calcext:value-type="float">
            <text:p>1721.9793495044</text:p>
          </table:table-cell>
          <table:table-cell office:value-type="float" office:value="1725.72545432774" calcext:value-type="float">
            <text:p>1725.7254543277</text:p>
          </table:table-cell>
          <table:table-cell office:value-type="float" office:value="1707.93258678648" calcext:value-type="float">
            <text:p>1707.9325867865</text:p>
          </table:table-cell>
          <table:table-cell office:value-type="float" office:value="1713.40391796134" calcext:value-type="float">
            <text:p>1713.4039179613</text:p>
          </table:table-cell>
          <table:table-cell office:value-type="float" office:value="1694.89465520014" calcext:value-type="float">
            <text:p>1694.8946552001</text:p>
          </table:table-cell>
          <table:table-cell office:value-type="float" office:value="1722.09262448443" calcext:value-type="float">
            <text:p>1722.0926244844</text:p>
          </table:table-cell>
          <table:table-cell office:value-type="float" office:value="1719.11392919785" calcext:value-type="float">
            <text:p>1719.1139291979</text:p>
          </table:table-cell>
          <table:table-cell office:value-type="float" office:value="1723.75702081421" calcext:value-type="float">
            <text:p>1723.7570208142</text:p>
          </table:table-cell>
          <table:table-cell office:value-type="float" office:value="1713.62832879232" calcext:value-type="float">
            <text:p>1713.6283287923</text:p>
          </table:table-cell>
          <table:table-cell office:value-type="float" office:value="1697.76845588724" calcext:value-type="float">
            <text:p>1697.7684558872</text:p>
          </table:table-cell>
          <table:table-cell office:value-type="float" office:value="1700.76049144323" calcext:value-type="float">
            <text:p>1700.7604914432</text:p>
          </table:table-cell>
          <table:table-cell office:value-type="float" office:value="1725.84318582479" calcext:value-type="float">
            <text:p>1725.8431858248</text:p>
          </table:table-cell>
          <table:table-cell office:value-type="float" office:value="1696.36591345243" calcext:value-type="float">
            <text:p>1696.3659134524</text:p>
          </table:table-cell>
          <table:table-cell office:value-type="float" office:value="1748.252657032" calcext:value-type="float">
            <text:p>1748.252657032</text:p>
          </table:table-cell>
          <table:table-cell office:value-type="float" office:value="1732.07704099843" calcext:value-type="float">
            <text:p>1732.0770409984</text:p>
          </table:table-cell>
          <table:table-cell office:value-type="float" office:value="1715.90657917538" calcext:value-type="float">
            <text:p>1715.9065791754</text:p>
          </table:table-cell>
          <table:table-cell office:value-type="float" office:value="1733.56416425592" calcext:value-type="float">
            <text:p>1733.5641642559</text:p>
          </table:table-cell>
        </table:table-row>
        <table:table-row table:style-name="ro1">
          <table:table-cell office:value-type="float" office:value="1702.42462007986" calcext:value-type="float">
            <text:p>1702.4246200799</text:p>
          </table:table-cell>
          <table:table-cell office:value-type="float" office:value="1715.96095793701" calcext:value-type="float">
            <text:p>1715.960957937</text:p>
          </table:table-cell>
          <table:table-cell office:value-type="float" office:value="1695.02961198213" calcext:value-type="float">
            <text:p>1695.0296119821</text:p>
          </table:table-cell>
          <table:table-cell office:value-type="float" office:value="1721.9793495044" calcext:value-type="float">
            <text:p>1721.9793495044</text:p>
          </table:table-cell>
          <table:table-cell office:value-type="float" office:value="1725.72545432774" calcext:value-type="float">
            <text:p>1725.7254543277</text:p>
          </table:table-cell>
          <table:table-cell office:value-type="float" office:value="1707.67476376718" calcext:value-type="float">
            <text:p>1707.6747637672</text:p>
          </table:table-cell>
          <table:table-cell office:value-type="float" office:value="1712.71602321094" calcext:value-type="float">
            <text:p>1712.7160232109</text:p>
          </table:table-cell>
          <table:table-cell office:value-type="float" office:value="1685.10195250237" calcext:value-type="float">
            <text:p>1685.1019525024</text:p>
          </table:table-cell>
          <table:table-cell office:value-type="float" office:value="1722.75411548208" calcext:value-type="float">
            <text:p>1722.7541154821</text:p>
          </table:table-cell>
          <table:table-cell office:value-type="float" office:value="1706.94836074826" calcext:value-type="float">
            <text:p>1706.9483607483</text:p>
          </table:table-cell>
          <table:table-cell office:value-type="float" office:value="1722.54854782424" calcext:value-type="float">
            <text:p>1722.5485478242</text:p>
          </table:table-cell>
          <table:table-cell office:value-type="float" office:value="1695.72645134956" calcext:value-type="float">
            <text:p>1695.7264513496</text:p>
          </table:table-cell>
          <table:table-cell office:value-type="float" office:value="1683.56313669765" calcext:value-type="float">
            <text:p>1683.5631366977</text:p>
          </table:table-cell>
          <table:table-cell office:value-type="float" office:value="1696.35865101981" calcext:value-type="float">
            <text:p>1696.3586510198</text:p>
          </table:table-cell>
          <table:table-cell office:value-type="float" office:value="1734.47721108829" calcext:value-type="float">
            <text:p>1734.4772110883</text:p>
          </table:table-cell>
          <table:table-cell office:value-type="float" office:value="1694.78975075982" calcext:value-type="float">
            <text:p>1694.7897507598</text:p>
          </table:table-cell>
          <table:table-cell office:value-type="float" office:value="1725.73013275589" calcext:value-type="float">
            <text:p>1725.7301327559</text:p>
          </table:table-cell>
          <table:table-cell office:value-type="float" office:value="1722.20238284955" calcext:value-type="float">
            <text:p>1722.2023828496</text:p>
          </table:table-cell>
          <table:table-cell office:value-type="float" office:value="1717.31796001962" calcext:value-type="float">
            <text:p>1717.3179600196</text:p>
          </table:table-cell>
          <table:table-cell office:value-type="float" office:value="1732.73196716845" calcext:value-type="float">
            <text:p>1732.7319671685</text:p>
          </table:table-cell>
        </table:table-row>
        <table:table-row table:style-name="ro1">
          <table:table-cell office:value-type="float" office:value="1699.97723764838" calcext:value-type="float">
            <text:p>1699.9772376484</text:p>
          </table:table-cell>
          <table:table-cell office:value-type="float" office:value="1716.50125912434" calcext:value-type="float">
            <text:p>1716.5012591243</text:p>
          </table:table-cell>
          <table:table-cell office:value-type="float" office:value="1694.58114594906" calcext:value-type="float">
            <text:p>1694.5811459491</text:p>
          </table:table-cell>
          <table:table-cell office:value-type="float" office:value="1717.44842805603" calcext:value-type="float">
            <text:p>1717.448428056</text:p>
          </table:table-cell>
          <table:table-cell office:value-type="float" office:value="1724.52586567851" calcext:value-type="float">
            <text:p>1724.5258656785</text:p>
          </table:table-cell>
          <table:table-cell office:value-type="float" office:value="1702.76014779725" calcext:value-type="float">
            <text:p>1702.7601477973</text:p>
          </table:table-cell>
          <table:table-cell office:value-type="float" office:value="1704.33153462622" calcext:value-type="float">
            <text:p>1704.3315346262</text:p>
          </table:table-cell>
          <table:table-cell office:value-type="float" office:value="1684.60982885631" calcext:value-type="float">
            <text:p>1684.6098288563</text:p>
          </table:table-cell>
          <table:table-cell office:value-type="float" office:value="1720.24989018885" calcext:value-type="float">
            <text:p>1720.2498901889</text:p>
          </table:table-cell>
          <table:table-cell office:value-type="float" office:value="1706.94836074826" calcext:value-type="float">
            <text:p>1706.9483607483</text:p>
          </table:table-cell>
          <table:table-cell office:value-type="float" office:value="1719.95716814696" calcext:value-type="float">
            <text:p>1719.957168147</text:p>
          </table:table-cell>
          <table:table-cell office:value-type="float" office:value="1692.01169315357" calcext:value-type="float">
            <text:p>1692.0116931536</text:p>
          </table:table-cell>
          <table:table-cell office:value-type="float" office:value="1681.254090922" calcext:value-type="float">
            <text:p>1681.254090922</text:p>
          </table:table-cell>
          <table:table-cell office:value-type="float" office:value="1692.53922294065" calcext:value-type="float">
            <text:p>1692.5392229407</text:p>
          </table:table-cell>
          <table:table-cell office:value-type="float" office:value="1715.07021242207" calcext:value-type="float">
            <text:p>1715.0702124221</text:p>
          </table:table-cell>
          <table:table-cell office:value-type="float" office:value="1690.97894383136" calcext:value-type="float">
            <text:p>1690.9789438314</text:p>
          </table:table-cell>
          <table:table-cell office:value-type="float" office:value="1725.5493939463" calcext:value-type="float">
            <text:p>1725.5493939463</text:p>
          </table:table-cell>
          <table:table-cell office:value-type="float" office:value="1712.43561815202" calcext:value-type="float">
            <text:p>1712.435618152</text:p>
          </table:table-cell>
          <table:table-cell office:value-type="float" office:value="1716.72118250228" calcext:value-type="float">
            <text:p>1716.7211825023</text:p>
          </table:table-cell>
          <table:table-cell office:value-type="float" office:value="1733.12757115201" calcext:value-type="float">
            <text:p>1733.127571152</text:p>
          </table:table-cell>
        </table:table-row>
        <table:table-row table:style-name="ro1">
          <table:table-cell office:value-type="float" office:value="1703.53751716355" calcext:value-type="float">
            <text:p>1703.5375171636</text:p>
          </table:table-cell>
          <table:table-cell office:value-type="float" office:value="1714.26314871836" calcext:value-type="float">
            <text:p>1714.2631487184</text:p>
          </table:table-cell>
          <table:table-cell office:value-type="float" office:value="1681.46401231561" calcext:value-type="float">
            <text:p>1681.4640123156</text:p>
          </table:table-cell>
          <table:table-cell office:value-type="float" office:value="1717.44842805603" calcext:value-type="float">
            <text:p>1717.448428056</text:p>
          </table:table-cell>
          <table:table-cell office:value-type="float" office:value="1710.51634528969" calcext:value-type="float">
            <text:p>1710.5163452897</text:p>
          </table:table-cell>
          <table:table-cell office:value-type="float" office:value="1706.19514456128" calcext:value-type="float">
            <text:p>1706.1951445613</text:p>
          </table:table-cell>
          <table:table-cell office:value-type="float" office:value="1700.00496554546" calcext:value-type="float">
            <text:p>1700.0049655455</text:p>
          </table:table-cell>
          <table:table-cell office:value-type="float" office:value="1683.69983382199" calcext:value-type="float">
            <text:p>1683.699833822</text:p>
          </table:table-cell>
          <table:table-cell office:value-type="float" office:value="1711.59782365198" calcext:value-type="float">
            <text:p>1711.597823652</text:p>
          </table:table-cell>
          <table:table-cell office:value-type="float" office:value="1706.54756125815" calcext:value-type="float">
            <text:p>1706.5475612582</text:p>
          </table:table-cell>
          <table:table-cell office:value-type="float" office:value="1721.50808494994" calcext:value-type="float">
            <text:p>1721.5080849499</text:p>
          </table:table-cell>
          <table:table-cell office:value-type="float" office:value="1692.06256700291" calcext:value-type="float">
            <text:p>1692.0625670029</text:p>
          </table:table-cell>
          <table:table-cell office:value-type="float" office:value="1680.8093557427" calcext:value-type="float">
            <text:p>1680.8093557427</text:p>
          </table:table-cell>
          <table:table-cell office:value-type="float" office:value="1673.11872588109" calcext:value-type="float">
            <text:p>1673.1187258811</text:p>
          </table:table-cell>
          <table:table-cell office:value-type="float" office:value="1702.0297533699" calcext:value-type="float">
            <text:p>1702.0297533699</text:p>
          </table:table-cell>
          <table:table-cell office:value-type="float" office:value="1688.53845073026" calcext:value-type="float">
            <text:p>1688.5384507303</text:p>
          </table:table-cell>
          <table:table-cell office:value-type="float" office:value="1707.66727178815" calcext:value-type="float">
            <text:p>1707.6672717882</text:p>
          </table:table-cell>
          <table:table-cell office:value-type="float" office:value="1711.47264394084" calcext:value-type="float">
            <text:p>1711.4726439408</text:p>
          </table:table-cell>
          <table:table-cell office:value-type="float" office:value="1728.52313068362" calcext:value-type="float">
            <text:p>1728.5231306836</text:p>
          </table:table-cell>
          <table:table-cell office:value-type="float" office:value="1732.92681136767" calcext:value-type="float">
            <text:p>1732.9268113677</text:p>
          </table:table-cell>
        </table:table-row>
        <table:table-row table:style-name="ro1">
          <table:table-cell office:value-type="float" office:value="1702.84167024306" calcext:value-type="float">
            <text:p>1702.8416702431</text:p>
          </table:table-cell>
          <table:table-cell office:value-type="float" office:value="1712.00243917933" calcext:value-type="float">
            <text:p>1712.0024391793</text:p>
          </table:table-cell>
          <table:table-cell office:value-type="float" office:value="1681.42867342926" calcext:value-type="float">
            <text:p>1681.4286734293</text:p>
          </table:table-cell>
          <table:table-cell office:value-type="float" office:value="1716.664228571" calcext:value-type="float">
            <text:p>1716.664228571</text:p>
          </table:table-cell>
          <table:table-cell office:value-type="float" office:value="1714.01277512093" calcext:value-type="float">
            <text:p>1714.0127751209</text:p>
          </table:table-cell>
          <table:table-cell office:value-type="float" office:value="1706.0418619506" calcext:value-type="float">
            <text:p>1706.0418619506</text:p>
          </table:table-cell>
          <table:table-cell office:value-type="float" office:value="1701.20215179608" calcext:value-type="float">
            <text:p>1701.2021517961</text:p>
          </table:table-cell>
          <table:table-cell office:value-type="float" office:value="1675.56397779854" calcext:value-type="float">
            <text:p>1675.5639777985</text:p>
          </table:table-cell>
          <table:table-cell office:value-type="float" office:value="1692.93835551971" calcext:value-type="float">
            <text:p>1692.9383555197</text:p>
          </table:table-cell>
          <table:table-cell office:value-type="float" office:value="1699.56930968177" calcext:value-type="float">
            <text:p>1699.5693096818</text:p>
          </table:table-cell>
          <table:table-cell office:value-type="float" office:value="1718.46262181731" calcext:value-type="float">
            <text:p>1718.4626218173</text:p>
          </table:table-cell>
          <table:table-cell office:value-type="float" office:value="1675.54417883386" calcext:value-type="float">
            <text:p>1675.5441788339</text:p>
          </table:table-cell>
          <table:table-cell office:value-type="float" office:value="1681.75141330469" calcext:value-type="float">
            <text:p>1681.7514133047</text:p>
          </table:table-cell>
          <table:table-cell office:value-type="float" office:value="1675.32790339951" calcext:value-type="float">
            <text:p>1675.3279033995</text:p>
          </table:table-cell>
          <table:table-cell office:value-type="float" office:value="1689.10539432002" calcext:value-type="float">
            <text:p>1689.10539432</text:p>
          </table:table-cell>
          <table:table-cell office:value-type="float" office:value="1685.79568047676" calcext:value-type="float">
            <text:p>1685.7956804768</text:p>
          </table:table-cell>
          <table:table-cell office:value-type="float" office:value="1712.18336626226" calcext:value-type="float">
            <text:p>1712.1833662623</text:p>
          </table:table-cell>
          <table:table-cell office:value-type="float" office:value="1692.47701515101" calcext:value-type="float">
            <text:p>1692.477015151</text:p>
          </table:table-cell>
          <table:table-cell office:value-type="float" office:value="1725.15723509194" calcext:value-type="float">
            <text:p>1725.1572350919</text:p>
          </table:table-cell>
          <table:table-cell office:value-type="float" office:value="1732.66447065454" calcext:value-type="float">
            <text:p>1732.6644706545</text:p>
          </table:table-cell>
        </table:table-row>
        <table:table-row table:style-name="ro1">
          <table:table-cell office:value-type="float" office:value="1705.39831667396" calcext:value-type="float">
            <text:p>1705.398316674</text:p>
          </table:table-cell>
          <table:table-cell office:value-type="float" office:value="1712.28049768781" calcext:value-type="float">
            <text:p>1712.2804976878</text:p>
          </table:table-cell>
          <table:table-cell office:value-type="float" office:value="1680.94533815584" calcext:value-type="float">
            <text:p>1680.9453381558</text:p>
          </table:table-cell>
          <table:table-cell office:value-type="float" office:value="1702.88047632257" calcext:value-type="float">
            <text:p>1702.8804763226</text:p>
          </table:table-cell>
          <table:table-cell office:value-type="float" office:value="1705.74357527439" calcext:value-type="float">
            <text:p>1705.7435752744</text:p>
          </table:table-cell>
          <table:table-cell office:value-type="float" office:value="1707.89455313751" calcext:value-type="float">
            <text:p>1707.8945531375</text:p>
          </table:table-cell>
          <table:table-cell office:value-type="float" office:value="1700.53018116921" calcext:value-type="float">
            <text:p>1700.5301811692</text:p>
          </table:table-cell>
          <table:table-cell office:value-type="float" office:value="0" calcext:value-type="float">
            <text:p>0</text:p>
          </table:table-cell>
          <table:table-cell office:value-type="float" office:value="1696.68803062736" calcext:value-type="float">
            <text:p>1696.6880306274</text:p>
          </table:table-cell>
          <table:table-cell office:value-type="float" office:value="1697.85294282544" calcext:value-type="float">
            <text:p>1697.8529428254</text:p>
          </table:table-cell>
          <table:table-cell office:value-type="float" office:value="1712.55947525181" calcext:value-type="float">
            <text:p>1712.5594752518</text:p>
          </table:table-cell>
          <table:table-cell office:value-type="float" office:value="1677.1650708837" calcext:value-type="float">
            <text:p>1677.1650708837</text:p>
          </table:table-cell>
          <table:table-cell office:value-type="float" office:value="1679.59649900228" calcext:value-type="float">
            <text:p>1679.5964990023</text:p>
          </table:table-cell>
          <table:table-cell office:value-type="float" office:value="1666.63039240427" calcext:value-type="float">
            <text:p>1666.6303924043</text:p>
          </table:table-cell>
          <table:table-cell office:value-type="float" office:value="1685.65881830011" calcext:value-type="float">
            <text:p>1685.6588183001</text:p>
          </table:table-cell>
          <table:table-cell office:value-type="float" office:value="1670.16993465837" calcext:value-type="float">
            <text:p>1670.1699346584</text:p>
          </table:table-cell>
          <table:table-cell office:value-type="float" office:value="1712.7415062294" calcext:value-type="float">
            <text:p>1712.7415062294</text:p>
          </table:table-cell>
          <table:table-cell office:value-type="float" office:value="0" calcext:value-type="float">
            <text:p>0</text:p>
          </table:table-cell>
          <table:table-cell office:value-type="float" office:value="1724.64142343562" calcext:value-type="float">
            <text:p>1724.6414234356</text:p>
          </table:table-cell>
          <table:table-cell office:value-type="float" office:value="1732.6566316856" calcext:value-type="float">
            <text:p>1732.6566316856</text:p>
          </table:table-cell>
        </table:table-row>
        <table:table-row table:style-name="ro1">
          <table:table-cell office:value-type="float" office:value="1704.69049454293" calcext:value-type="float">
            <text:p>1704.6904945429</text:p>
          </table:table-cell>
          <table:table-cell office:value-type="float" office:value="1713.15357925826" calcext:value-type="float">
            <text:p>1713.1535792583</text:p>
          </table:table-cell>
          <table:table-cell office:value-type="float" office:value="1681.4556009629" calcext:value-type="float">
            <text:p>1681.4556009629</text:p>
          </table:table-cell>
          <table:table-cell office:value-type="float" office:value="1702.88047632257" calcext:value-type="float">
            <text:p>1702.8804763226</text:p>
          </table:table-cell>
          <table:table-cell office:value-type="float" office:value="1696.70227122879" calcext:value-type="float">
            <text:p>1696.7022712288</text:p>
          </table:table-cell>
          <table:table-cell office:value-type="float" office:value="1708.06559506653" calcext:value-type="float">
            <text:p>1708.0655950665</text:p>
          </table:table-cell>
          <table:table-cell office:value-type="float" office:value="1699.37534373961" calcext:value-type="float">
            <text:p>1699.3753437396</text:p>
          </table:table-cell>
          <table:table-cell office:value-type="float" office:value="0" calcext:value-type="float">
            <text:p>0</text:p>
          </table:table-cell>
          <table:table-cell office:value-type="float" office:value="1695.14868847032" calcext:value-type="float">
            <text:p>1695.1486884703</text:p>
          </table:table-cell>
          <table:table-cell office:value-type="float" office:value="1698.53593839175" calcext:value-type="float">
            <text:p>1698.5359383918</text:p>
          </table:table-cell>
          <table:table-cell office:value-type="float" office:value="1721.74134012945" calcext:value-type="float">
            <text:p>1721.7413401295</text:p>
          </table:table-cell>
          <table:table-cell office:value-type="float" office:value="1670.73508090334" calcext:value-type="float">
            <text:p>1670.7350809033</text:p>
          </table:table-cell>
          <table:table-cell office:value-type="float" office:value="1666.94774594475" calcext:value-type="float">
            <text:p>1666.9477459448</text:p>
          </table:table-cell>
          <table:table-cell office:value-type="float" office:value="1666.66740799235" calcext:value-type="float">
            <text:p>1666.6674079924</text:p>
          </table:table-cell>
          <table:table-cell office:value-type="float" office:value="1676.02399704872" calcext:value-type="float">
            <text:p>1676.0239970487</text:p>
          </table:table-cell>
          <table:table-cell office:value-type="float" office:value="1666.59177272091" calcext:value-type="float">
            <text:p>1666.5917727209</text:p>
          </table:table-cell>
          <table:table-cell office:value-type="float" office:value="1704.98438398316" calcext:value-type="float">
            <text:p>1704.9843839832</text:p>
          </table:table-cell>
          <table:table-cell office:value-type="float" office:value="0" calcext:value-type="float">
            <text:p>0</text:p>
          </table:table-cell>
          <table:table-cell office:value-type="float" office:value="1723.69262607038" calcext:value-type="float">
            <text:p>1723.6926260704</text:p>
          </table:table-cell>
          <table:table-cell office:value-type="float" office:value="1731.01140648902" calcext:value-type="float">
            <text:p>1731.011406489</text:p>
          </table:table-cell>
        </table:table-row>
        <table:table-row table:style-name="ro1">
          <table:table-cell office:value-type="float" office:value="1706.74288666977" calcext:value-type="float">
            <text:p>1706.7428866698</text:p>
          </table:table-cell>
          <table:table-cell office:value-type="float" office:value="1713.58483942144" calcext:value-type="float">
            <text:p>1713.5848394214</text:p>
          </table:table-cell>
          <table:table-cell office:value-type="float" office:value="1681.82967698917" calcext:value-type="float">
            <text:p>1681.8296769892</text:p>
          </table:table-cell>
          <table:table-cell office:value-type="float" office:value="1702.92927586361" calcext:value-type="float">
            <text:p>1702.9292758636</text:p>
          </table:table-cell>
          <table:table-cell office:value-type="float" office:value="1695.9564870184" calcext:value-type="float">
            <text:p>1695.9564870184</text:p>
          </table:table-cell>
          <table:table-cell office:value-type="float" office:value="1701.05267882033" calcext:value-type="float">
            <text:p>1701.0526788203</text:p>
          </table:table-cell>
          <table:table-cell office:value-type="float" office:value="1698.83840356354" calcext:value-type="float">
            <text:p>1698.8384035635</text:p>
          </table:table-cell>
          <table:table-cell office:value-type="float" office:value="0" calcext:value-type="float">
            <text:p>0</text:p>
          </table:table-cell>
          <table:table-cell office:value-type="float" office:value="1695.77080090636" calcext:value-type="float">
            <text:p>1695.7708009064</text:p>
          </table:table-cell>
          <table:table-cell office:value-type="float" office:value="1694.53802593238" calcext:value-type="float">
            <text:p>1694.5380259324</text:p>
          </table:table-cell>
          <table:table-cell office:value-type="float" office:value="1718.05403114239" calcext:value-type="float">
            <text:p>1718.0540311424</text:p>
          </table:table-cell>
          <table:table-cell office:value-type="float" office:value="1669.44472349514" calcext:value-type="float">
            <text:p>1669.4447234951</text:p>
          </table:table-cell>
          <table:table-cell office:value-type="float" office:value="1665.20816036314" calcext:value-type="float">
            <text:p>1665.2081603631</text:p>
          </table:table-cell>
          <table:table-cell office:value-type="float" office:value="1667.70302813686" calcext:value-type="float">
            <text:p>1667.7030281369</text:p>
          </table:table-cell>
          <table:table-cell office:value-type="float" office:value="1673.49225825826" calcext:value-type="float">
            <text:p>1673.4922582583</text:p>
          </table:table-cell>
          <table:table-cell office:value-type="float" office:value="1664.87057953731" calcext:value-type="float">
            <text:p>1664.8705795373</text:p>
          </table:table-cell>
          <table:table-cell office:value-type="float" office:value="1705.19745195244" calcext:value-type="float">
            <text:p>1705.1974519524</text:p>
          </table:table-cell>
          <table:table-cell office:value-type="float" office:value="0" calcext:value-type="float">
            <text:p>0</text:p>
          </table:table-cell>
          <table:table-cell office:value-type="float" office:value="1719.4784600027" calcext:value-type="float">
            <text:p>1719.4784600027</text:p>
          </table:table-cell>
          <table:table-cell office:value-type="float" office:value="1730.55058867232" calcext:value-type="float">
            <text:p>1730.5505886723</text:p>
          </table:table-cell>
        </table:table-row>
        <table:table-row table:style-name="ro1">
          <table:table-cell office:value-type="float" office:value="1706.8525359525" calcext:value-type="float">
            <text:p>1706.8525359525</text:p>
          </table:table-cell>
          <table:table-cell office:value-type="float" office:value="1697.53185841458" calcext:value-type="float">
            <text:p>1697.5318584146</text:p>
          </table:table-cell>
          <table:table-cell office:value-type="float" office:value="1681.74891559925" calcext:value-type="float">
            <text:p>1681.7489155993</text:p>
          </table:table-cell>
          <table:table-cell office:value-type="float" office:value="1708.73673901547" calcext:value-type="float">
            <text:p>1708.7367390155</text:p>
          </table:table-cell>
          <table:table-cell office:value-type="float" office:value="1684.32945554184" calcext:value-type="float">
            <text:p>1684.3294555418</text:p>
          </table:table-cell>
          <table:table-cell office:value-type="float" office:value="1708.42977726575" calcext:value-type="float">
            <text:p>1708.4297772658</text:p>
          </table:table-cell>
          <table:table-cell office:value-type="float" office:value="1694.82841732836" calcext:value-type="float">
            <text:p>1694.8284173284</text:p>
          </table:table-cell>
          <table:table-cell office:value-type="float" office:value="0" calcext:value-type="float">
            <text:p>0</text:p>
          </table:table-cell>
          <table:table-cell office:value-type="float" office:value="1699.64990877698" calcext:value-type="float">
            <text:p>1699.649908777</text:p>
          </table:table-cell>
          <table:table-cell office:value-type="float" office:value="1677.80848028575" calcext:value-type="float">
            <text:p>1677.8084802858</text:p>
          </table:table-cell>
          <table:table-cell office:value-type="float" office:value="1717.90757939515" calcext:value-type="float">
            <text:p>1717.9075793952</text:p>
          </table:table-cell>
          <table:table-cell office:value-type="float" office:value="1667.22888472003" calcext:value-type="float">
            <text:p>1667.22888472</text:p>
          </table:table-cell>
          <table:table-cell office:value-type="float" office:value="1661.58018746105" calcext:value-type="float">
            <text:p>1661.5801874611</text:p>
          </table:table-cell>
          <table:table-cell office:value-type="float" office:value="1662.86719312812" calcext:value-type="float">
            <text:p>1662.8671931281</text:p>
          </table:table-cell>
          <table:table-cell office:value-type="float" office:value="1657.58523950796" calcext:value-type="float">
            <text:p>1657.585239508</text:p>
          </table:table-cell>
          <table:table-cell office:value-type="float" office:value="1651.16373922967" calcext:value-type="float">
            <text:p>1651.1637392297</text:p>
          </table:table-cell>
          <table:table-cell office:value-type="float" office:value="1708.15998096905" calcext:value-type="float">
            <text:p>1708.1599809691</text:p>
          </table:table-cell>
          <table:table-cell office:value-type="float" office:value="0" calcext:value-type="float">
            <text:p>0</text:p>
          </table:table-cell>
          <table:table-cell office:value-type="float" office:value="1712.09405994901" calcext:value-type="float">
            <text:p>1712.094059949</text:p>
          </table:table-cell>
          <table:table-cell office:value-type="float" office:value="1730.49830749477" calcext:value-type="float">
            <text:p>1730.49830749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06.78323973649" calcext:value-type="float">
            <text:p>1706.7832397365</text:p>
          </table:table-cell>
          <table:table-cell office:value-type="float" office:value="0" calcext:value-type="float">
            <text:p>0</text:p>
          </table:table-cell>
          <table:table-cell office:value-type="float" office:value="1715.41640486356" calcext:value-type="float">
            <text:p>1715.41640486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6.56532070176" calcext:value-type="float">
            <text:p>1706.565320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.39514401729" calcext:value-type="float">
            <text:p>1726.39514401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03.35222013219" calcext:value-type="float">
            <text:p>1703.3522201322</text:p>
          </table:table-cell>
          <table:table-cell office:value-type="float" office:value="0" calcext:value-type="float">
            <text:p>0</text:p>
          </table:table-cell>
          <table:table-cell office:value-type="float" office:value="1709.54358929673" calcext:value-type="float">
            <text:p>1709.54358929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6.13834570782" calcext:value-type="float">
            <text:p>1706.1383457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30156446728" calcext:value-type="float">
            <text:p>1730.30156446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02.48178680941" calcext:value-type="float">
            <text:p>1702.4817868094</text:p>
          </table:table-cell>
          <table:table-cell office:value-type="float" office:value="0" calcext:value-type="float">
            <text:p>0</text:p>
          </table:table-cell>
          <table:table-cell office:value-type="float" office:value="1710.14991513671" calcext:value-type="float">
            <text:p>1710.1499151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0.319078189" calcext:value-type="float">
            <text:p>1700.319078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59067661437" calcext:value-type="float">
            <text:p>1730.59067661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95.18559980908" calcext:value-type="float">
            <text:p>1695.1855998091</text:p>
          </table:table-cell>
          <table:table-cell office:value-type="float" office:value="0" calcext:value-type="float">
            <text:p>0</text:p>
          </table:table-cell>
          <table:table-cell office:value-type="float" office:value="1693.99200634869" calcext:value-type="float">
            <text:p>1693.99200634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9.36604712023" calcext:value-type="float">
            <text:p>1699.366047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.3064151079" calcext:value-type="float">
            <text:p>1711.3064151079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15:31.787962269</meta:creation-date>
    <dc:date>2016-11-21T16:51:07.227086788</dc:date>
    <meta:editing-duration>P4DT5H19M50S</meta:editing-duration>
    <meta:editing-cycles>2</meta:editing-cycles>
    <meta:generator>LibreOffice/4.2.8.2$Linux_X86_64 LibreOffice_project/420m0$Build-2</meta:generator>
    <meta:document-statistic meta:table-count="7" meta:cell-count="4802" meta:object-count="0"/>
  </office:meta>
</office:document-meta>
</file>